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Verdana" svg:font-family="Verdana"/>
    <style:font-face style:name="Courier New" svg:font-family="'Courier New'" style:font-family-generic="modern"/>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writing-mode="lr-tb"/>
    </style:style>
    <style:style style:name="Table1.A" style:family="table-column">
      <style:table-column-properties style:column-width="0.9382in" style:rel-column-width="9084*"/>
    </style:style>
    <style:style style:name="Table1.B" style:family="table-column">
      <style:table-column-properties style:column-width="1.5639in" style:rel-column-width="15141*"/>
    </style:style>
    <style:style style:name="Table1.C" style:family="table-column">
      <style:table-column-properties style:column-width="1.166in" style:rel-column-width="11287*"/>
    </style:style>
    <style:style style:name="Table1.D" style:family="table-column">
      <style:table-column-properties style:column-width="3.1014in" style:rel-column-width="30023*"/>
    </style:style>
    <style:style style:name="Table1.1" style:family="table-row">
      <style:table-row-properties style:keep-together="true" fo:keep-together="auto"/>
    </style:style>
    <style:style style:name="Table1.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D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2" style:family="table">
      <style:table-properties style:width="6.7701in" table:align="margins" style:writing-mode="lr-tb"/>
    </style:style>
    <style:style style:name="Table2.A" style:family="table-column">
      <style:table-column-properties style:column-width="1.5778in" style:rel-column-width="15275*"/>
    </style:style>
    <style:style style:name="Table2.B" style:family="table-column">
      <style:table-column-properties style:column-width="5.1924in" style:rel-column-width="50260*"/>
    </style:style>
    <style:style style:name="Table2.1" style:family="table-row">
      <style:table-row-properties style:keep-together="true" fo:keep-together="auto"/>
    </style:style>
    <style:style style:name="Table2.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B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7701in" table:align="margins" style:writing-mode="lr-tb"/>
    </style:style>
    <style:style style:name="Table3.A" style:family="table-column">
      <style:table-column-properties style:column-width="6.7701in" style:rel-column-width="65535*"/>
    </style:style>
    <style:style style:name="Table3.1" style:family="table-row">
      <style:table-row-properties style:keep-together="true" fo:keep-together="auto"/>
    </style:style>
    <style:style style:name="Table3.A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A4"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7701in" table:align="margins" style:writing-mode="lr-tb"/>
    </style:style>
    <style:style style:name="Table4.A" style:family="table-column">
      <style:table-column-properties style:column-width="0.7042in" style:rel-column-width="6813*"/>
    </style:style>
    <style:style style:name="Table4.B" style:family="table-column">
      <style:table-column-properties style:column-width="1.0833in" style:rel-column-width="10488*"/>
    </style:style>
    <style:style style:name="Table4.C" style:family="table-column">
      <style:table-column-properties style:column-width="0.5257in" style:rel-column-width="5088*"/>
    </style:style>
    <style:style style:name="Table4.D" style:family="table-column">
      <style:table-column-properties style:column-width="1.3146in" style:rel-column-width="12722*"/>
    </style:style>
    <style:style style:name="Table4.E" style:family="table-column">
      <style:table-column-properties style:column-width="3.1431in" style:rel-column-width="30424*"/>
    </style:style>
    <style:style style:name="Table4.1" style:family="table-row">
      <style:table-row-properties style:row-height="0.2243in" style:keep-together="false" fo:keep-together="always"/>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E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3" style:family="table-row">
      <style:table-row-properties style:keep-together="true" fo:keep-together="auto"/>
    </style:style>
    <style:style style:name="Table4.E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margin-top="0in" fo:margin-bottom="0.3335in"/>
      <style:text-properties fo:font-style="normal" fo:font-weight="normal" style:font-style-asian="normal" style:font-weight-asian="normal" style:font-style-complex="normal" style:font-weight-complex="normal"/>
    </style:style>
    <style:style style:name="P2" style:family="paragraph" style:parent-style-name="Standard" style:master-page-name="ToC_20_Page">
      <style:paragraph-properties fo:margin-top="0in" fo:margin-bottom="0.3335in" style:page-number="auto"/>
      <style:text-properties fo:font-style="normal" fo:font-weight="normal" style:font-style-asian="normal" style:font-weight-asian="normal" style:font-style-complex="normal" style:font-weight-complex="normal"/>
    </style:style>
    <style:style style:name="P3" style:family="paragraph" style:parent-style-name="Heading_20_1" style:list-style-name="Heading_20_Numbering"/>
    <style:style style:name="P4" style:family="paragraph" style:parent-style-name="Heading_20_1" style:list-style-name="Heading_20_Numbering">
      <style:paragraph-properties>
        <style:tab-stops>
          <style:tab-stop style:position="0.7874in"/>
        </style:tab-stops>
      </style:paragraph-properties>
    </style:style>
    <style:style style:name="P5" style:family="paragraph" style:parent-style-name="Heading_20_1" style:list-style-name="Heading_20_Numbering">
      <style:paragraph-properties>
        <style:tab-stops>
          <style:tab-stop style:position="0.7874in"/>
        </style:tab-stops>
      </style:paragraph-properties>
      <style:text-properties style:font-weight-complex="normal"/>
    </style:style>
    <style:style style:name="P6" style:family="paragraph" style:parent-style-name="Heading_20_1" style:list-style-name="Heading_20_Numbering">
      <style:paragraph-properties>
        <style:tab-stops/>
      </style:paragraph-properties>
    </style:style>
    <style:style style:name="P7" style:family="paragraph" style:parent-style-name="Heading_20_1" style:list-style-name="Heading_20_Numbering">
      <style:paragraph-properties fo:break-before="page"/>
    </style:style>
    <style:style style:name="P8" style:family="paragraph" style:parent-style-name="Heading_20_1" style:list-style-name="Heading_20_Numbering">
      <style:paragraph-properties fo:break-before="page">
        <style:tab-stops>
          <style:tab-stop style:position="0.7874in"/>
        </style:tab-stops>
      </style:paragraph-properties>
      <style:text-properties style:font-weight-complex="normal"/>
    </style:style>
    <style:style style:name="P9" style:family="paragraph" style:parent-style-name="Heading_20_2" style:list-style-name="Heading_20_Numbering">
      <style:paragraph-properties>
        <style:tab-stops>
          <style:tab-stop style:position="0.7874in"/>
        </style:tab-stops>
      </style:paragraph-properties>
    </style:style>
    <style:style style:name="P10" style:family="paragraph" style:parent-style-name="Heading_20_2" style:list-style-name="Heading_20_Numbering">
      <style:paragraph-properties>
        <style:tab-stops/>
      </style:paragraph-properties>
    </style:style>
    <style:style style:name="P11" style:family="paragraph" style:parent-style-name="Title" style:master-page-name="First_20_Page">
      <style:paragraph-properties style:page-number="auto"/>
    </style:style>
    <style:style style:name="P12" style:family="paragraph" style:parent-style-name="Table_20_Contents" style:list-style-name="Document_20_References"/>
    <style:style style:name="P13" style:family="paragraph" style:parent-style-name="List_20_1" style:list-style-name="List_20_1"/>
    <style:style style:name="T1" style:family="text">
      <style:text-properties fo:font-weight="bold" style:font-weight-asian="bold"/>
    </style:style>
    <style:style style:name="T2" style:family="text">
      <style:text-properties style:text-position="super 58%"/>
    </style:style>
    <style:style style:name="T3" style:family="text">
      <style:text-properties style:font-weight-complex="normal"/>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start text:name="__RefHeading___Toc206774339"/>FreeACS TR-069 Test Client<text:bookmark-end text:name="__RefHeading___Toc206774339"/></text:p>
      <text:p text:style-name="Title">User Manual</text:p>
      <text:p text:style-name="FreeACS_5f_UnderTitle"><text:bookmark-start text:name="__RefHeading___Toc206774340"/>Version <text:user-defined style:data-style-name="N0" text:name="Product Version">1.4.2</text:user-defined><text:bookmark-end text:name="__RefHeading___Toc206774340"/></text:p>
      <text:p text:style-name="P2">&lt;&lt;Insert table of contents here&gt;&gt;</text:p>
      <text:p text:style-name="P1"/>
      <text:section text:style-name="Sect1" text:name="Section2">
        <text:list xml:id="list2285959149407408483" text:style-name="Heading_20_Numbering">
          <text:list-item>
            <text:h text:style-name="P7" text:outline-level="1"><text:bookmark-start text:name="__RefHeading___Toc206774341"/>Document Introduction<text:bookmark-end text:name="__RefHeading___Toc206774341"/></text:h>
            <text:list>
              <text:list-item>
                <text:h text:style-name="P9" text:outline-level="2"><text:bookmark-start text:name="__RefHeading___Toc206774342"/>Document Purpose<text:bookmark-end text:name="__RefHeading___Toc206774342"/></text:h>
              </text:list-item>
            </text:list>
          </text:list-item>
        </text:list>
        <text:p text:style-name="Text_20_body">The document should teach a user to run the FreeACS TR-069 Test Client against an FreeACS TR-069 Server. The document is up to date with the TR-069 Test Client v. 1.0.2.1. </text:p>
        <text:list xml:id="list731855679" text:continue-numbering="true" text:style-name="Heading_20_Numbering">
          <text:list-item>
            <text:list>
              <text:list-item>
                <text:h text:style-name="P9" text:outline-level="2"><text:bookmark-start text:name="__RefHeading___Toc206774343"/>Document Audience<text:bookmark-end text:name="__RefHeading___Toc206774343"/></text:h>
              </text:list-item>
            </text:list>
          </text:list-item>
        </text:list>
        <text:p text:style-name="Text_20_body">The readers could be testers or developers working at Owera, but they could also be customers wanting to test the server at an early stage in their setup of the server. They may also be wishing to test one particular configuration of the server, to pinpoint the limits and ultimately the settings for the server. The document requires some very basic knowledge of Java.</text:p>
        <text:list xml:id="list1200757724" text:continue-numbering="true" text:style-name="Heading_20_Numbering">
          <text:list-item>
            <text:list>
              <text:list-item>
                <text:h text:style-name="P9" text:outline-level="2"><text:bookmark-start text:name="__RefHeading___Toc206774344"/>Document History<text:bookmark-end text:name="__RefHeading___Toc206774344"/></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Version</text:p>
            </table:table-cell>
            <table:table-cell table:style-name="Table1.A1" office:value-type="string">
              <text:p text:style-name="Table_20_Heading">Editor</text:p>
            </table:table-cell>
            <table:table-cell table:style-name="Table1.A1" office:value-type="string">
              <text:p text:style-name="Table_20_Heading">Date</text:p>
            </table:table-cell>
            <table:table-cell table:style-name="Table1.D1" office:value-type="string">
              <text:p text:style-name="Table_20_Heading">Changes</text:p>
            </table:table-cell>
          </table:table-row>
          <table:table-row table:style-name="Table1.1">
            <table:table-cell table:style-name="Table1.A2" office:value-type="string">
              <text:p text:style-name="Table_20_Contents">1.0</text:p>
            </table:table-cell>
            <table:table-cell table:style-name="Table1.A2" office:value-type="string">
              <text:p text:style-name="Table_20_Contents">M. Simonsen</text:p>
            </table:table-cell>
            <table:table-cell table:style-name="Table1.A2" office:value-type="string">
              <text:p text:style-name="Table_20_Contents">22-05-07</text:p>
            </table:table-cell>
            <table:table-cell table:style-name="Table1.D2" office:value-type="string">
              <text:p text:style-name="Table_20_Contents">Initial version</text:p>
            </table:table-cell>
          </table:table-row>
          <table:table-row table:style-name="Table1.1">
            <table:table-cell table:style-name="Table1.A2" office:value-type="string">
              <text:p text:style-name="Table_20_Contents">1.16</text:p>
            </table:table-cell>
            <table:table-cell table:style-name="Table1.A2" office:value-type="string">
              <text:p text:style-name="Table_20_Contents">M. Simonsen</text:p>
            </table:table-cell>
            <table:table-cell table:style-name="Table1.A2" office:value-type="string">
              <text:p text:style-name="Table_20_Contents">07-06-07</text:p>
            </table:table-cell>
            <table:table-cell table:style-name="Table1.D2" office:value-type="string">
              <text:p text:style-name="Table_20_Contents">A version updated about Power Outage scenario</text:p>
            </table:table-cell>
          </table:table-row>
          <table:table-row table:style-name="Table1.1">
            <table:table-cell table:style-name="Table1.A2" office:value-type="string">
              <text:p text:style-name="Table_20_Contents">1.2</text:p>
            </table:table-cell>
            <table:table-cell table:style-name="Table1.A2" office:value-type="string">
              <text:p text:style-name="Table_20_Contents">M. Simonsen</text:p>
            </table:table-cell>
            <table:table-cell table:style-name="Table1.A2" office:value-type="string">
              <text:p text:style-name="Table_20_Contents">01-08-07</text:p>
            </table:table-cell>
            <table:table-cell table:style-name="Table1.D2" office:value-type="string">
              <text:p text:style-name="Table_20_Contents">Updated about setup of the database</text:p>
            </table:table-cell>
          </table:table-row>
          <table:table-row table:style-name="Table1.1">
            <table:table-cell table:style-name="Table1.A2" office:value-type="string">
              <text:p text:style-name="Table_20_Contents">1.5</text:p>
            </table:table-cell>
            <table:table-cell table:style-name="Table1.A2" office:value-type="string">
              <text:p text:style-name="Table_20_Contents">M. Simonsen</text:p>
            </table:table-cell>
            <table:table-cell table:style-name="Table1.A2" office:value-type="string">
              <text:p text:style-name="Table_20_Contents">16-08-07</text:p>
            </table:table-cell>
            <table:table-cell table:style-name="Table1.D2" office:value-type="string">
              <text:p text:style-name="Table_20_Contents">An almost complete rewrite of many parts, especially the power outage chapter. Also added more explanation about the test results.</text:p>
            </table:table-cell>
          </table:table-row>
          <table:table-row table:style-name="Table1.1">
            <table:table-cell table:style-name="Table1.A6" office:value-type="string">
              <text:p text:style-name="Table_20_Contents">1.51</text:p>
            </table:table-cell>
            <table:table-cell table:style-name="Table1.A6" office:value-type="string">
              <text:p text:style-name="Table_20_Contents">T. Cunningham</text:p>
            </table:table-cell>
            <table:table-cell table:style-name="Table1.A6" office:value-type="string">
              <text:p text:style-name="Table_20_Contents">24-08-07</text:p>
            </table:table-cell>
            <table:table-cell table:style-name="Table1.D6" office:value-type="string">
              <text:p text:style-name="Table_20_Contents">Proof read</text:p>
            </table:table-cell>
          </table:table-row>
          <table:table-row table:style-name="Table1.1">
            <table:table-cell table:style-name="Table1.A6" office:value-type="string">
              <text:p text:style-name="Table_20_Contents">1.6</text:p>
            </table:table-cell>
            <table:table-cell table:style-name="Table1.A6" office:value-type="string">
              <text:p text:style-name="Table_20_Contents">M. Simonsen</text:p>
            </table:table-cell>
            <table:table-cell table:style-name="Table1.A6" office:value-type="string">
              <text:p text:style-name="Table_20_Contents">18-12-07</text:p>
            </table:table-cell>
            <table:table-cell table:style-name="Table1.D6" office:value-type="string">
              <text:p text:style-name="Table_20_Contents">Complete revision. Updating to TR-069 Test Client v1.2.1</text:p>
            </table:table-cell>
          </table:table-row>
          <table:table-row table:style-name="Table1.1">
            <table:table-cell table:style-name="Table1.A2" office:value-type="string">
              <text:p text:style-name="Table_20_Contents">1.4.2</text:p>
            </table:table-cell>
            <table:table-cell table:style-name="Table1.A2" office:value-type="string">
              <text:p text:style-name="Table_20_Contents">M. Simonsen</text:p>
            </table:table-cell>
            <table:table-cell table:style-name="Table1.A2" office:value-type="string">
              <text:p text:style-name="Table_20_Contents">17-08-08</text:p>
            </table:table-cell>
            <table:table-cell table:style-name="Table1.D2" office:value-type="string">
              <text:p text:style-name="Table_20_Contents">Complete revision. Changed versioning according to module version number. New options, Old ones deleted.</text:p>
            </table:table-cell>
          </table:table-row>
        </table:table>
        <text:list xml:id="list368148675" text:continue-numbering="true" text:style-name="Heading_20_Numbering">
          <text:list-item>
            <text:list>
              <text:list-item>
                <text:h text:style-name="P9" text:outline-level="2"><text:bookmark-start text:name="__RefHeading___Toc206774345"/>Acronyms and Abbreviations<text:bookmark-end text:name="__RefHeading___Toc206774345"/></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Table_20_Heading">Acronym</text:p>
            </table:table-cell>
            <table:table-cell table:style-name="Table2.B1" office:value-type="string">
              <text:p text:style-name="Table_20_Heading">Explanation</text:p>
            </table:table-cell>
          </table:table-row>
          <table:table-row table:style-name="Table2.1">
            <table:table-cell table:style-name="Table2.A2" office:value-type="string">
              <text:p text:style-name="Table_20_Contents">APS</text:p>
            </table:table-cell>
            <table:table-cell table:style-name="Table2.B2" office:value-type="string">
              <text:p text:style-name="Table_20_Contents">Automated Provisioning System</text:p>
            </table:table-cell>
          </table:table-row>
          <table:table-row table:style-name="Table2.1">
            <table:table-cell table:style-name="Table2.A2" office:value-type="string">
              <text:p text:style-name="Table_20_Contents">xAPS</text:p>
            </table:table-cell>
            <table:table-cell table:style-name="Table2.B2" office:value-type="string">
              <text:p text:style-name="Table_20_Contents">Owera's eXtended APS with advanced features such as authentication, encryption, syslog and diagnostics</text:p>
            </table:table-cell>
          </table:table-row>
          <table:table-row table:style-name="Table2.1">
            <table:table-cell table:style-name="Table2.A2" office:value-type="string">
              <text:p text:style-name="Table_20_Contents">ACS</text:p>
            </table:table-cell>
            <table:table-cell table:style-name="Table2.B2" office:value-type="string">
              <text:p text:style-name="Table_20_Contents">Auto-Configuration Server</text:p>
            </table:table-cell>
          </table:table-row>
          <table:table-row table:style-name="Table2.1">
            <table:table-cell table:style-name="Table2.A2" office:value-type="string">
              <text:p text:style-name="Table_20_Contents">CPE</text:p>
            </table:table-cell>
            <table:table-cell table:style-name="Table2.B2" office:value-type="string">
              <text:p text:style-name="Table_20_Contents">Customer Premises Equipment</text:p>
            </table:table-cell>
          </table:table-row>
          <table:table-row table:style-name="Table2.1">
            <table:table-cell table:style-name="Table2.A2" office:value-type="string">
              <text:p text:style-name="Table_20_Contents">FreeACS Shell</text:p>
            </table:table-cell>
            <table:table-cell table:style-name="Table2.B2" office:value-type="string">
              <text:p text:style-name="Table_20_Contents">A tool for setting up the database correctly for this test client.</text:p>
            </table:table-cell>
          </table:table-row>
        </table:table>
        <text:list xml:id="list1064857162" text:continue-numbering="true" text:style-name="Heading_20_Numbering">
          <text:list-item>
            <text:list>
              <text:list-item>
                <text:h text:style-name="P9" text:outline-level="2"><text:bookmark-start text:name="__RefHeading___Toc206774346"/>References<text:bookmark-end text:name="__RefHeading___Toc206774346"/></text:h>
              </text:list-item>
            </text:list>
          </text:list-item>
        </text:list>
        <table:table table:name="Table3" table:style-name="Table3">
          <table:table-column table:style-name="Table3.A"/>
          <table:table-row table:style-name="Table3.1">
            <table:table-cell table:style-name="Table3.A1" office:value-type="string">
              <text:p text:style-name="Table_20_Heading">Document</text:p>
            </table:table-cell>
          </table:table-row>
          <table:table-row table:style-name="Table3.1">
            <table:table-cell table:style-name="Table3.A2" office:value-type="string">
              <text:list xml:id="list1867467372904940868" text:style-name="Document_20_References">
                <text:list-item>
                  <text:p text:style-name="P12">FreeACS TR-069 Server User Manual</text:p>
                </text:list-item>
              </text:list>
            </table:table-cell>
          </table:table-row>
          <table:table-row table:style-name="Table3.1">
            <table:table-cell table:style-name="Table3.A2" office:value-type="string">
              <text:list xml:id="list235549372" text:continue-numbering="true" text:style-name="Document_20_References">
                <text:list-item>
                  <text:p text:style-name="P12">FreeACS TR-069 Test Performance Report</text:p>
                </text:list-item>
              </text:list>
            </table:table-cell>
          </table:table-row>
          <table:table-row table:style-name="Table3.1">
            <table:table-cell table:style-name="Table3.A4" office:value-type="string">
              <text:list xml:id="list1787674479" text:continue-numbering="true" text:style-name="Document_20_References">
                <text:list-item>
                  <text:p text:style-name="P12">FreeACS Shell User Manual</text:p>
                </text:list-item>
              </text:list>
            </table:table-cell>
          </table:table-row>
        </table:table>
        <text:list xml:id="list1165281335" text:continue-list="list1064857162" text:style-name="Heading_20_Numbering">
          <text:list-item>
            <text:h text:style-name="P3" text:outline-level="1"><text:bookmark-start text:name="__RefHeading___Toc206774347"/>Introduction<text:bookmark-end text:name="__RefHeading___Toc206774347"/></text:h>
          </text:list-item>
        </text:list>
        <text:p text:style-name="Text_20_body">The test client aims to perform a simulation of real CPEs, and emphasis has been placed on the performance aspect of the simulation. As a consequence, the finer workings of the CPE are not at all reflected in this test client. For example, setting parameter A or B could cause a real CPE to reboot, but those parameters will not even be interpreted by the TR-069 Test Client. Still, it does simulate the most basic functionality with regards to the TR-069 communication. The test client has to be run against a server which is connected to a test database. The database MUST be populated in a special way in order to make this work. </text:p>
        <text:p text:style-name="Text_20_body">To do this, read [3], especially the last “example” chapter, which describes a shell/scripting tool created for adding, deleting and changing the content of an FreeACS database. </text:p>
        <text:p text:style-name="Text_20_body">You should perhaps also read [2] to see how this tool has been used to test the performance of the TR-069 Server. </text:p>
        <text:list xml:id="list1957948662" text:continue-numbering="true" text:style-name="Heading_20_Numbering">
          <text:list-item>
            <text:h text:style-name="P5" text:outline-level="1"><text:bookmark-start text:name="__RefHeading___Toc206774348"/>Overall functionality<text:bookmark-end text:name="__RefHeading___Toc206774348"/></text:h>
          </text:list-item>
        </text:list>
        <text:p text:style-name="Text_20_body">One may think of the test client as a piece of software meant to perform a conversation with the server. If the client performs one complete conversation, it tests the server’s functionality. If the client performs a lot of conversations, it tests the server’s performance.</text:p>
        <text:p text:style-name="Text_20_body">The main concepts in the test client are sessions and threads. Another name for a session might be “conversation,” so when one session is finished, a complete conversation has taken place. </text:p>
        <text:p text:style-name="Text_20_body">A thread is a program within the program. This “inside program” works independently of all the other “inside programs,” that is to say, they work in parallel. The number of threads tells us how much this client is able to do (how many conversations it can perform) simultaneously.</text:p>
        <text:list xml:id="list60831619" text:continue-numbering="true" text:style-name="Heading_20_Numbering">
          <text:list-item>
            <text:list>
              <text:list-item>
                <text:h text:style-name="P9" text:outline-level="2"><text:bookmark-start text:name="__RefHeading___Toc206774349"/>A single session<text:bookmark-end text:name="__RefHeading___Toc206774349"/></text:h>
              </text:list-item>
            </text:list>
          </text:list-item>
        </text:list>
        <text:p text:style-name="Text_20_body">All the conversations are listed in [1]. A session is able to perform variations of these conversations. It is possible to decide which variation should be performed. A session usually ends with a time for next connect (Periodic Inform Interval), provisioned by the TR-069 Server. The TR-069 Test Client honors this. Thus if the TR-069 Server is set to distribute the CPEs to connect once every 24 hours, you will have to wait 24 hours (approx) to see that the TR-069 Client starts on “round two”. However, you can the change the “day-length” in tr069.properties (on the TR-069 Server), so that round two can start after only 60 seconds or two minutes. </text:p>
        <text:list xml:id="list2001000960" text:continue-numbering="true" text:style-name="Heading_20_Numbering">
          <text:list-item>
            <text:list>
              <text:list-item>
                <text:h text:style-name="P9" text:outline-level="2"><text:bookmark-start text:name="__RefHeading___Toc206774350"/>Repeating a single session<text:bookmark-end text:name="__RefHeading___Toc206774350"/></text:h>
              </text:list-item>
            </text:list>
          </text:list-item>
        </text:list>
        <text:p text:style-name="Text_20_body">After one session is finished, the thread is ready to do some more work, and it starts another session. The only variation is that the CPE-ID (unit ID) is changed. For the server, it seems like a new request from a new CPE, which is a key point to this client; the ability to simulate many CPEs. The fact that these “CPEs” perform the conversations one after the other, while in real life the requests from the CPEs will not be so ordered, makes the test artificial. The chapter about threads addresses that issue.</text:p>
        <text:list xml:id="list604060585" text:continue-numbering="true" text:style-name="Heading_20_Numbering">
          <text:list-item>
            <text:list>
              <text:list-item>
                <text:h text:style-name="P9" text:outline-level="2"><text:bookmark-start text:name="__RefHeading___Toc206774351"/>Multiple threads<text:bookmark-end text:name="__RefHeading___Toc206774351"/></text:h>
              </text:list-item>
            </text:list>
          </text:list-item>
        </text:list>
        <text:p text:style-name="Text_20_body">We may have gotten a session to repeat itself, but we want to run things simultaneously. To do this, we have to specify a number of threads. By running multiple threads and repeating a session in each thread we produce a high load on the server. So if we have 10 threads running against a normal setup of the TR-069 Server, they can easily perform several thousands of sessions per minute, thus simulating a load that equals several million CPEs, if each real CPE connects to the TR-069 Server once every 24 hours. </text:p>
        <text:p text:style-name="Text_20_body">Still, there's a flaw in the test, because the requests from the test client are still much more ordered than it would be in a real scenario, keeping the load on the resources perfectly stable. Another way to put this is: if you have 10 threads in the test client, you don’t need more than 10 database connections in the pool in the TR-069 Server. In a real scenario with that kind of load, you would probably need a lot more than just 10 database connections. </text:p>
        <text:p text:style-name="Text_20_body">Still, when you run enough of these threads you get a situation that to a large extent simulates a real situation.</text:p>
        <text:list xml:id="list1082921436" text:continue-numbering="true" text:style-name="Heading_20_Numbering">
          <text:list-item>
            <text:list>
              <text:list-item>
                <text:h text:style-name="P9" text:outline-level="2"><text:bookmark-start text:name="__RefHeading___Toc206774352"/>Getting started<text:bookmark-end text:name="__RefHeading___Toc206774352"/></text:h>
              </text:list-item>
            </text:list>
          </text:list-item>
        </text:list>
        <text:p text:style-name="Text_20_body">Install Java 1.5 on your system. Put TR069TestClient.jar into a directory of your choosing (ex: C:\test). Then run the following command:</text:p>
        <text:p text:style-name="FreeACS_5f_Code">C:\test&gt;java –jar tr069testclient.jar &lt;&lt;OPTIONS&gt;&gt;</text:p>
        <text:p text:style-name="Text_20_body">The options are explained in the next chapter. It might be a good idea to make a .bat-file or a small script to run this command, since there are many options.</text:p>
        <text:list xml:id="list1062401978" text:continue-numbering="true" text:style-name="Heading_20_Numbering">
          <text:list-item>
            <text:h text:style-name="P8" text:outline-level="1"><text:bookmark-start text:name="__RefHeading___Toc206774353"/>Explaining the options<text:bookmark-end text:name="__RefHeading___Toc206774353"/></text:h>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Table_20_Heading">Options</text:p>
            </table:table-cell>
            <table:covered-table-cell/>
            <table:table-cell table:style-name="Table4.A1" table:number-rows-spanned="2" office:value-type="string">
              <text:p text:style-name="Table_20_Heading">Opt.</text:p>
            </table:table-cell>
            <table:table-cell table:style-name="Table4.A1" table:number-rows-spanned="2" office:value-type="string">
              <text:p text:style-name="Table_20_Heading">Argument</text:p>
            </table:table-cell>
            <table:table-cell table:style-name="Table4.E1" table:number-rows-spanned="2" office:value-type="string">
              <text:p text:style-name="Table_20_Heading">Description</text:p>
            </table:table-cell>
          </table:table-row>
          <table:table-row table:style-name="Table4.1">
            <table:table-cell table:style-name="Table4.A2" office:value-type="string">
              <text:p text:style-name="Table_20_Heading">Short</text:p>
            </table:table-cell>
            <table:table-cell table:style-name="Table4.A2" office:value-type="string">
              <text:p text:style-name="Table_20_Heading">Long</text:p>
            </table:table-cell>
            <table:covered-table-cell/>
            <table:covered-table-cell/>
            <table:covered-table-cell/>
          </table:table-row>
          <table:table-row table:style-name="Table4.3">
            <table:table-cell table:style-name="Table4.A2" office:value-type="string">
              <text:p text:style-name="Table_20_Contents">-t</text:p>
            </table:table-cell>
            <table:table-cell table:style-name="Table4.A2" office:value-type="string">
              <text:p text:style-name="Table_20_Contents">--threads</text:p>
            </table:table-cell>
            <table:table-cell table:style-name="Table4.A2" office:value-type="string">
              <text:p text:style-name="Table_20_Contents">No</text:p>
            </table:table-cell>
            <table:table-cell table:style-name="Table4.A2" office:value-type="string">
              <text:p text:style-name="Table_20_Contents">Positive integer</text:p>
            </table:table-cell>
            <table:table-cell table:style-name="Table4.E3" office:value-type="string">
              <text:p text:style-name="Table_20_Contents">Number of parallel sessions to run. </text:p>
            </table:table-cell>
          </table:table-row>
          <table:table-row table:style-name="Table4.3">
            <table:table-cell table:style-name="Table4.A2" office:value-type="string">
              <text:p text:style-name="Table_20_Contents">-m</text:p>
            </table:table-cell>
            <table:table-cell table:style-name="Table4.A2" office:value-type="string">
              <text:p text:style-name="Table_20_Contents">--minutes</text:p>
            </table:table-cell>
            <table:table-cell table:style-name="Table4.A2" office:value-type="string">
              <text:p text:style-name="Table_20_Contents">No</text:p>
            </table:table-cell>
            <table:table-cell table:style-name="Table4.A2" office:value-type="string">
              <text:p text:style-name="Table_20_Contents">Positive integer</text:p>
            </table:table-cell>
            <table:table-cell table:style-name="Table4.E3" office:value-type="string">
              <text:p text:style-name="Table_20_Contents">Number of minutes to run.</text:p>
            </table:table-cell>
          </table:table-row>
          <table:table-row table:style-name="Table4.3">
            <table:table-cell table:style-name="Table4.A2" office:value-type="string">
              <text:p text:style-name="Table_20_Contents">-s</text:p>
            </table:table-cell>
            <table:table-cell table:style-name="Table4.A2" office:value-type="string">
              <text:p text:style-name="Table_20_Contents">--steps</text:p>
            </table:table-cell>
            <table:table-cell table:style-name="Table4.A2" office:value-type="string">
              <text:p text:style-name="Table_20_Contents">No</text:p>
            </table:table-cell>
            <table:table-cell table:style-name="Table4.A2" office:value-type="string">
              <text:p text:style-name="Table_20_Contents">Positive integer</text:p>
            </table:table-cell>
            <table:table-cell table:style-name="Table4.E3" office:value-type="string">
              <text:p text:style-name="Table_20_Contents">Number of steps. Each step lasts for <text:span text:style-name="T1">m</text:span> minutes and in each step <text:span text:style-name="T1">t</text:span> threads are created (according to the previous options). If <text:span text:style-name="T1">t</text:span>=1, <text:span text:style-name="T1">m</text:span>=1 and <text:span text:style-name="T1">s</text:span>=3, then there will be 3 threads in the 3<text:span text:style-name="T2">rd</text:span> minute. Total length of the test is decided by <text:span text:style-name="T1">m</text:span>*<text:span text:style-name="T1">s</text:span>. </text:p>
            </table:table-cell>
          </table:table-row>
          <table:table-row table:style-name="Table4.3">
            <table:table-cell table:style-name="Table4.A2" office:value-type="string">
              <text:p text:style-name="Table_20_Contents">-u</text:p>
            </table:table-cell>
            <table:table-cell table:style-name="Table4.A2" office:value-type="string">
              <text:p text:style-name="Table_20_Contents">--url</text:p>
            </table:table-cell>
            <table:table-cell table:style-name="Table4.A2" office:value-type="string">
              <text:p text:style-name="Table_20_Contents">No</text:p>
            </table:table-cell>
            <table:table-cell table:style-name="Table4.A2" office:value-type="string">
              <text:p text:style-name="Table_20_Contents">URL[,URL]*</text:p>
            </table:table-cell>
            <table:table-cell table:style-name="Table4.E3" office:value-type="string">
              <text:p text:style-name="Table_20_Contents">The URLs must address the provisioning servlet. Check [1] for information about URL. Add more URLs if you want the test client to send requests to more than one server. The requests will be sent to each server in a round-robin fashion.</text:p>
            </table:table-cell>
          </table:table-row>
          <table:table-row table:style-name="Table4.3">
            <table:table-cell table:style-name="Table4.A2" office:value-type="string">
              <text:p text:style-name="Table_20_Contents">-r</text:p>
            </table:table-cell>
            <table:table-cell table:style-name="Table4.A2" office:value-type="string">
              <text:p text:style-name="Table_20_Contents">--range</text:p>
            </table:table-cell>
            <table:table-cell table:style-name="Table4.A2" office:value-type="string">
              <text:p text:style-name="Table_20_Contents">No</text:p>
            </table:table-cell>
            <table:table-cell table:style-name="Table4.A2" office:value-type="string">
              <text:p text:style-name="Table_20_Contents">n-m (Positive integers)</text:p>
            </table:table-cell>
            <table:table-cell table:style-name="Table4.E3" office:value-type="string">
              <text:p text:style-name="Table_20_Contents">The range of CPE-IDs (unit IDs) to simulate. The sessions change the unit-id from n (inclusive) up to m (exclusive). One reason for using a fairly large number is that you will avoid skewed results coming from caching throughout the system. These unitIds must be present in the FreeACS DB (use FreeACS Shell to populate). </text:p>
              <text:p text:style-name="Table_20_Contents"/>
              <text:p text:style-name="Table_20_Contents">If range is 0-1000 and minutes is 100, then you will probably experience that the TR-069 Test Client will seem to stop after 1000 provisionings. Then you need to read chapter 2.1 about the “day-length”. Another option is to populate FreeACS DB with 1 000 000 units, so not to exhaust that number of units within 100 minutes.</text:p>
            </table:table-cell>
          </table:table-row>
          <table:table-row table:style-name="Table4.3">
            <table:table-cell table:style-name="Table4.A2" office:value-type="string">
              <text:p text:style-name="Table_20_Contents">-b</text:p>
            </table:table-cell>
            <table:table-cell table:style-name="Table4.A2" office:value-type="string">
              <text:p text:style-name="Table_20_Contents">--bitrate</text:p>
            </table:table-cell>
            <table:table-cell table:style-name="Table4.A2" office:value-type="string">
              <text:p text:style-name="Table_20_Contents">Yes</text:p>
            </table:table-cell>
            <table:table-cell table:style-name="Table4.A2" office:value-type="string">
              <text:p text:style-name="Table_20_Contents">Positive integer or “unlim”</text:p>
            </table:table-cell>
            <table:table-cell table:style-name="Table4.E3" office:value-type="string">
              <text:p text:style-name="Table_20_Contents">The bitrate is specified by a positive integer telling the number of KB bitrate. <text:s/>Default value is 120 (KB), which we think might be about the same rate we will experience with real CPEs. </text:p>
              <text:p text:style-name="Table_20_Contents"/>
              <text:p text:style-name="Table_20_Contents">The bitrate is implemented by waiting/sleeping in the client, assuming that the bitrate between your client and the server is at least a 100MBit link. So if the bitrate is lowered, the thread sleeps more. If the bitrate is set to “unlim”, the thread does not sleep. Thus, it requires more CPU resources <text:s/>to run 10 threads on “unlim” than 20 threads on 1000 KB. </text:p>
            </table:table-cell>
          </table:table-row>
          <table:table-row table:style-name="Table4.3">
            <table:table-cell table:style-name="Table4.A2" office:value-type="string">
              <text:p text:style-name="Table_20_Contents">-d</text:p>
            </table:table-cell>
            <table:table-cell table:style-name="Table4.A2" office:value-type="string">
              <text:p text:style-name="Table_20_Contents">--download</text:p>
            </table:table-cell>
            <table:table-cell table:style-name="Table4.A2" office:value-type="string">
              <text:p text:style-name="Table_20_Contents">Yes</text:p>
            </table:table-cell>
            <table:table-cell table:style-name="Table4.A2" office:value-type="string">
              <text:p text:style-name="Table_20_Contents">Positive integer</text:p>
            </table:table-cell>
            <table:table-cell table:style-name="Table4.E3" office:value-type="string">
              <text:p text:style-name="Table_20_Contents">Triggers the session to run through the Download scenario. The test client will sleep a random number of seconds between 0 and the download argument. This is to simulate the time when the client is not accessing the server (to actually download the new firmware). After the sleep, it finishes the session (sending a TC-EM).</text:p>
              <text:p text:style-name="Table_20_Contents"/>
              <text:p text:style-name="Table_20_Contents">This will only be done once for each unit during the test. Default value is no download.</text:p>
            </table:table-cell>
          </table:table-row>
          <table:table-row table:style-name="Table4.3">
            <table:table-cell table:style-name="Table4.A2" office:value-type="string">
              <text:p text:style-name="Table_20_Contents">-f</text:p>
            </table:table-cell>
            <table:table-cell table:style-name="Table4.A2" office:value-type="string">
              <text:p text:style-name="Table_20_Contents">--failures</text:p>
            </table:table-cell>
            <table:table-cell table:style-name="Table4.A2" office:value-type="string">
              <text:p text:style-name="Table_20_Contents">Yes</text:p>
            </table:table-cell>
            <table:table-cell table:style-name="Table4.A2" office:value-type="string">
              <text:p text:style-name="Table_20_Contents">Positive integer</text:p>
            </table:table-cell>
            <table:table-cell table:style-name="Table4.E3" office:value-type="string">
              <text:p text:style-name="Table_20_Contents">The number specifies how many provisionings <text:soft-page-break/>will be successfully executed pr each failure. The reason to use this setting is to test the job/groups functionality.</text:p>
            </table:table-cell>
          </table:table-row>
          <table:table-row table:style-name="Table4.3">
            <table:table-cell table:style-name="Table4.A2" office:value-type="string">
              <text:p text:style-name="Table_20_Contents">-h</text:p>
            </table:table-cell>
            <table:table-cell table:style-name="Table4.A2" office:value-type="string">
              <text:p text:style-name="Table_20_Contents">--hangups</text:p>
            </table:table-cell>
            <table:table-cell table:style-name="Table4.A2" office:value-type="string">
              <text:p text:style-name="Table_20_Contents">Yes</text:p>
            </table:table-cell>
            <table:table-cell table:style-name="Table4.A2" office:value-type="string">
              <text:p text:style-name="Table_20_Contents">Positive integer</text:p>
            </table:table-cell>
            <table:table-cell table:style-name="Table4.E3" office:value-type="string">
              <text:p text:style-name="Table_20_Contents">The number specifies how many provisionings will be successfully executed pr each hangups. The reason to use this setting is to test the job/groups functionality.</text:p>
            </table:table-cell>
          </table:table-row>
        </table:table>
        <text:list xml:id="list1012782921" text:continue-numbering="true" text:style-name="Heading_20_Numbering">
          <text:list-item>
            <text:h text:style-name="P4" text:outline-level="1"><text:bookmark-start text:name="_Ref166645006"/><text:bookmark-start text:name="__RefHeading___Toc206774354"/><text:span text:style-name="T3">Security</text:span><text:bookmark-end text:name="__RefHeading___Toc206774354"/></text:h>
            <text:list>
              <text:list-item>
                <text:h text:style-name="P9" text:outline-level="2"><text:bookmark-start text:name="__RefHeading___Toc206774355"/>Digest/Basic authentication<text:bookmark-end text:name="__RefHeading___Toc206774355"/></text:h>
              </text:list-item>
            </text:list>
          </text:list-item>
        </text:list>
        <text:p text:style-name="Text_20_body">The client will auto-detect whenever the server requires digest or basic authentication. This will be handled automatically.</text:p>
        <text:list xml:id="list94679535" text:continue-numbering="true" text:style-name="Heading_20_Numbering">
          <text:list-item>
            <text:list>
              <text:list-item>
                <text:h text:style-name="P9" text:outline-level="2"><text:bookmark-start text:name="__RefHeading___Toc206774356"/>SSL<text:bookmark-end text:name="__RefHeading___Toc206774356"/></text:h>
              </text:list-item>
            </text:list>
          </text:list-item>
        </text:list>
        <text:p text:style-name="Text_20_body">If you are going to access the server using SSL, then you need a certificate on the client, i.e., you somehow need to get the certificate you made on the server side. To do that we first need to create a certificate out of the generated key, then import it into the client’s keystore.</text:p>
        <text:p text:style-name="Text_20_body">Go to the server that you intend to run a secure connection against, bring up the command line prompt on that particular server, in the bin-directory of the Java-installation:</text:p>
        <text:p text:style-name="FreeACS_5f_Code">&gt;keytool –export –alias tr069server –file mycert.cer</text:p>
        <text:p text:style-name="Text_20_body">The default password is “changeit”. Copy the mycert.cer file to where the client is going to run. Put it into the same/equivalent directory as on the server (java../bin). If you have multiple java versions (JRE, JDK) installed, you must choose the directory that you are using to run the client. If you are running in Eclipse, you could check the Run configuration for the client. Then (in Linux):</text:p>
        <text:p text:style-name="FreeACS_5f_Code">&gt;keytool –import –keystore $JAVA_HOME/jre/lib/security/cacerts –file mycert.cer –trustcacerts</text:p>
        <text:p text:style-name="Text_20_body">If you’re working in a Windows environment, you could run into problems here. I had to copy mycert.cer into the security folder, and run the keytool program from there. The keytool program will ask you for password again, and then for approval to trust the certificate. Choose “yes”.</text:p>
        <text:p text:style-name="Text_20_body">Now the client is ready to run SSL connections against that particular server.</text:p>
        <text:p text:style-name="Text_20_body">Still, some of you might have trouble with this part, at least I had. To help you out we have found a program on the internet which is super simple and extremely helpful. Since we were unable to get in touch with the author and get permission to bundle it with this product, we recommend that you go to this website http://blogs.sun.com/andreas/entry/no_more_unable_to_find a download and run the program yourself. It’s written by Andreas Sterbenz, thanks to you!</text:p>
        <text:list xml:id="list1218803378" text:continue-numbering="true" text:style-name="Heading_20_Numbering">
          <text:list-item>
            <text:h text:style-name="P6" text:outline-level="1"><text:bookmark-start text:name="__RefHeading___Toc206774357"/><text:span text:style-name="T3">The power outage</text:span><text:bookmark-end text:name="_Ref166645006"/><text:span text:style-name="T3"> scenario</text:span><text:bookmark-end text:name="__RefHeading___Toc206774357"/></text:h>
          </text:list-item>
        </text:list>
        <text:p text:style-name="Text_20_body">One interesting scenario to test is the power outage scenario ([6] chapter 6.2 - 6.3 + Appendix). To test this we need to setup a test which runs a huge number of threads at the same time. Needless to say, this is almost impossible to do well when you have a single-core CPU. No matter if you set the threads option to 1000, only one thread can actually be handled by the CPU, and those 1000 threads will divide that CPU resource between them. And even 1000 is a pretty low number when one thinks of a real power outage in a large city. So the only option is to setup this client on several servers (or multi-core CPU servers) and set the thread number as high as possible (probably around 500-2000 for each server). </text:p>
        <text:p text:style-name="Text_20_body">Once the thread number is chosen you need to set the range accordingly. Thus if threads is 1000, range should be 0-1000 (or some other range of 1000 units). </text:p>
        <text:p text:style-name="Text_20_body">For you to see how effective the spread was implemented, you need to change the “day-length” property mentioned earlier (you’ll find it in tr069.properties on TR-069 Server). Make sure to set this property to a length where all the threads can be served in a “normal” situation. So if threads is 1000 and the TR-069 can manage 1000 provisionings pr minute, then set day-length to 60 seconds or a little more. This should simulate a situation where the server is running on full speed.</text:p>
        <text:p text:style-name="Text_20_body">To make the test even better you should have one test-client serving a range from 1000-10000 in a regular fashion (using only 3-5 threads). Figure out how many minutes it will take to provision 10000 units and set day-length accordingly. Then start a test client with range 0-1000 and 1000 threads. This should then simulate that 10% of the units are affected by a power outage, and will show how the TR-069 Server will handle the extra load and how well the spread algorithm works.</text:p>
        <text:list xml:id="list1161573373" text:continue-numbering="true" text:style-name="Heading_20_Numbering">
          <text:list-item>
            <text:list>
              <text:list-item>
                <text:h text:style-name="P10" text:outline-level="2"><text:bookmark-start text:name="__RefHeading___Toc206774358"/>About the testing<text:bookmark-end text:name="__RefHeading___Toc206774358"/></text:h>
              </text:list-item>
            </text:list>
          </text:list-item>
        </text:list>
        <text:p text:style-name="Text_20_body">To achieve simulation of a real scenario, you must be careful to balance everything correctly in the setup. This is necessary because it would usually be difficult to set up a client that can overload the number of connections an application server can handle. Why is that important? If you manage to get through to the TR-069 Server, the server will then make a call to the database. The number of connections to the database is much more limited than the number of connections to the application server in a regular setup. Therefore, massively accessing the application server will only cause a huge number of refused connections to the database. That, in turn, will trigger the application server to terminate the conversation in a standard way, which causes the thread to wait until the next PII before retrying. In a real scenario, however, there will be so many CPEs connecting to the TR-069 Server that it will overflow the number of connections available. Then, and only then, will the CPE enter a retry-algorithm (as will the test client), and retry more frequently than otherwise stated by the PII.</text:p>
        <text:p text:style-name="Text_20_body">This leads us to conclude that we must lower the number of threads available on the application server to such a number that all incoming requests can be handled by the available database connections. This is a sensible conclusion in any setup; see [1] for discussion about this. <text:s/></text:p>
        <text:p text:style-name="Text_20_body">If you set this number to 10 (for instance), then even a modest number of threads in the test client will be enough to make a test that will create the pattern of overload/retry/sleep. There is, of course, nothing stopping you from using higher numbers, except the hardware configuration. Remember that if you try to run with t=1000, you actually try to run 1000 simulated conversations at once. Even though most of them will be rejected by the server, they will still require a lot of hardware to run. In fact, when you use thread numbers past a couple of hundred, we recommend a separate hardware for the test client (with at least a 100MBit link to the TR-069 Server). All other tests discussed in this document can safely run on the same hardware as the application server, since the performance impact is acceptable.</text:p>
        <text:p text:style-name="Text_20_body">Furthermore, if you look at the monitoring page on the TR-069 Server, you will see that each session takes a lot more time to perform than usual. That is because the server is treating all requests equally; it can actually start to treat a new CPE-ID while another conversation halfway through must retry to get connected to the server. Therefore, all sessions are delayed. As time passes the situation should improve because of the</text:p>
        <text:list xml:id="list1015848043" text:continue-numbering="true" text:style-name="Heading_20_Numbering">
          <text:list-item>
            <text:h text:style-name="P5" text:outline-level="1"><text:bookmark-start text:name="__RefHeading___Toc206774359"/>About testing<text:bookmark-end text:name="__RefHeading___Toc206774359"/></text:h>
          </text:list-item>
        </text:list>
        <text:p text:style-name="Text_20_body">There are several things you could test with this client:</text:p>
        <text:list xml:id="list68544350349454003" text:style-name="List_20_1">
          <text:list-item>
            <text:p text:style-name="P13">Stability</text:p>
          </text:list-item>
          <text:list-item>
            <text:p text:style-name="P13">Performance</text:p>
          </text:list-item>
          <text:list-item>
            <text:p text:style-name="P13">Limits</text:p>
          </text:list-item>
          <text:list-item>
            <text:p text:style-name="P13">Balance of parameters</text:p>
          </text:list-item>
          <text:list-item>
            <text:p text:style-name="P13">Peak smoothening</text:p>
          </text:list-item>
        </text:list>
        <text:p text:style-name="Text_20_body">To test for stability, set up a session with one step but which lasts for a long time. Make sure to place the load at a level where the server is running at 50–60% CPU max, or you might trigger peculiar situations. These situations are better tested when you are looking into limits. Monitor CPU, memory and the responses to the client.</text:p>
        <text:p text:style-name="Text_20_body">To test for performance you should aim to find the point where the server breaks down, or the provisioning capacity is decreasing. This is a summary of all the limits that exist. If the TR-069 Server is set up perfectly, it could be very hard to see the provisioning capacity decline, since the server can turn away overload traffic really, really fast, making it very hard to overload the server completely.</text:p>
        <text:p text:style-name="Text_20_body">To test for limits is to know all the limits that affect the system. Check [1] for discussion, and then try to adjust the limits. Other limits not mentioned in [1], but limits nonetheless, are maximum memory and cache timeout, which both affect the memory usage. </text:p>
        <text:p text:style-name="Text_20_body">When you know about the limits, you can also balance the parameters so that the memory limit will be set proportionally to the maximum number of CPEs that are processed, given the other parameters.</text:p>
        <text:p text:style-name="Text_20_body">As previously discussed, you can also test how peaks in the load are smoothed out.</text:p>
        <text:list xml:id="list749121119" text:continue-list="list1015848043" text:style-name="Heading_20_Numbering">
          <text:list-item>
            <text:h text:style-name="P4" text:outline-level="1"><text:bookmark-start text:name="__RefHeading___Toc206774360"/>Test results<text:bookmark-end text:name="__RefHeading___Toc206774360"/></text:h>
          </text:list-item>
        </text:list>
        <text:p text:style-name="Text_20_body">The test client prints a simple report in the console. This report can be useful if you know how to read it. The first column shows the number of seconds since the start of the test. It shows that a new row is added to the report every 10 seconds. The next column shows the number of threads in use. Then there are two broad columns, separated by “##”. These columns are almost identical, but the one on the left focuses on the totals for the whole test, while the rightmost focuses on the last period (10 sec). In each of these columns you will find the number of OK and Failed conversations plus the average rate per minute. <text:s/>In the column to the right the number of retries made is also listed. This will only be relevant when you run the -o (--powerout) option. To the far right you will, if you run a power outage test, see what parts of the conversations are being retried, and how many times they have been retried.</text:p>
        <text:p text:style-name="Text_20_body">The test client prints all errors encountered into a TR069TestClient.log.</text:p>
        <text:p text:style-name="Text_20_body">Here is an example of the input used for the test in [2]:</text:p>
        <text:p text:style-name="FreeACS_5f_Code">&gt;java -jar tr069testclient.jar -t 1 -m 3 -s 10 -u https://localhost:9069/xAPS_TR-069/provisioning -r 0-250000 -b unlim -p</text:p>
        <text:p text:style-name="Text_20_body">Here is an output from a test in [2] (one of the 4 servers):</text:p>
        <text:p text:style-name="FreeACS_5f_Code">TIME(s)## THREADS ## <text:s text:c="9"/>TOTAL <text:s text:c="10"/>## <text:s text:c="5"/>LAST PERIOD <text:s text:c="6"/>##</text:p>
        <text:p text:style-name="FreeACS_5f_Code"><text:s text:c="7"/>## <text:s text:c="8"/>## <text:s text:c="2"/>OK <text:s text:c="2"/>| FAILED | SPEED <text:s/>## OK |FAIL|RETRY| SPEED <text:s/>## RETRY PTS.</text:p>
        <text:p text:style-name="FreeACS_5f_Code"><text:s text:c="4"/>10 ## <text:s text:c="6"/>1 ## <text:s text:c="3"/>224 | <text:s text:c="5"/>0 | 1343.3 ## 224| <text:s text:c="2"/>0| <text:s text:c="3"/>0| 1343.6 ##</text:p>
        <text:p text:style-name="FreeACS_5f_Code"><text:s text:c="4"/>20 ## <text:s text:c="6"/>1 ## <text:s text:c="3"/>507 | <text:s text:c="5"/>0 | 1520.0 ## 283| <text:s text:c="2"/>0| <text:s text:c="3"/>0| 1696.5 ##</text:p>
        <text:p text:style-name="FreeACS_5f_Code"><text:s text:c="4"/>30 ## <text:s text:c="6"/>1 ## <text:s text:c="3"/>801 | <text:s text:c="5"/>0 | 1601.2 ## 294| <text:s text:c="2"/>0| <text:s text:c="3"/>0| 1763.5 ##</text:p>
        <text:p text:style-name="FreeACS_5f_Code"><text:s text:c="4"/>40 ## <text:s text:c="6"/>1 ## <text:s text:c="2"/>1086 | <text:s text:c="5"/>0 | 1628.1 ## 285| <text:s text:c="2"/>0| <text:s text:c="3"/>0| 1709.0 ##</text:p>
        <text:p text:style-name="FreeACS_5f_Code"><text:s text:c="4"/>50 ## <text:s text:c="6"/>1 ## <text:s text:c="2"/>1372 | <text:s text:c="5"/>0 | 1645.5 ## 286| <text:s text:c="2"/>0| <text:s text:c="3"/>0| 1715.1 ##</text:p>
        <text:p text:style-name="FreeACS_5f_Code"><text:s text:c="4"/>60 ## <text:s text:c="6"/>1 ## <text:s text:c="2"/>1625 | <text:s text:c="5"/>0 | 1624.1 ## 253| <text:s text:c="2"/>0| <text:s text:c="3"/>0| 1517.1 ##</text:p>
        <text:p text:style-name="FreeACS_5f_Code"><text:s text:c="4"/>70 ## <text:s text:c="6"/>1 ## <text:s text:c="2"/>1875 | <text:s text:c="5"/>0 | 1606.2 ## 250| <text:s text:c="2"/>0| <text:s text:c="3"/>0| 1499.1 ##</text:p>
        <text:p text:style-name="FreeACS_5f_Code"><text:s text:c="4"/>80 ## <text:s text:c="6"/>1 ## <text:s text:c="2"/>2101 | <text:s text:c="5"/>0 | 1574.9 ## 226| <text:s text:c="2"/>0| <text:s text:c="3"/>0| 1355.2 ##</text:p>
        <text:p text:style-name="FreeACS_5f_Code"><text:s text:c="4"/>90 ## <text:s text:c="6"/>1 ## <text:s text:c="2"/>2308 | <text:s text:c="5"/>0 | 1537.8 ## 207| <text:s text:c="2"/>0| <text:s text:c="3"/>0| 1241.3 ##</text:p>
        <text:p text:style-name="FreeACS_5f_Code"><text:s text:c="3"/>100 ## <text:s text:c="6"/>1 ## <text:s text:c="2"/>2515 | <text:s text:c="5"/>0 | 1508.2 ## 207| <text:s text:c="2"/>0| <text:s text:c="3"/>0| 1241.4 ##</text:p>
        <text:p text:style-name="FreeACS_5f_Code"><text:s text:c="3"/>110 ## <text:s text:c="6"/>1 ## <text:s text:c="2"/>2719 | <text:s text:c="5"/>0 | 1482.3 ## 204| <text:s text:c="2"/>0| <text:s text:c="3"/>0| 1223.3 ##</text:p>
        <text:p text:style-name="FreeACS_5f_Code"><text:s text:c="3"/>120 ## <text:s text:c="6"/>1 ## <text:s text:c="2"/>2919 | <text:s text:c="5"/>0 | 1458.6 ## 200| <text:s text:c="2"/>0| <text:s text:c="3"/>0| 1198.8 ##</text:p>
        <text:p text:style-name="FreeACS_5f_Code"><text:s text:c="3"/>130 ## <text:s text:c="6"/>1 ## <text:s text:c="2"/>3115 | <text:s text:c="5"/>0 | 1436.8 ## 196| <text:s text:c="2"/>0| <text:s text:c="3"/>0| 1174.8 ##</text:p>
        <text:p text:style-name="FreeACS_5f_Code"><text:s text:c="3"/>140 ## <text:s text:c="6"/>1 ## <text:s text:c="2"/>3369 | <text:s text:c="5"/>0 | 1443.0 ## 254| <text:s text:c="2"/>0| <text:s text:c="3"/>0| 1523.2 ##</text:p>
        <text:p text:style-name="FreeACS_5f_Code"><text:s text:c="3"/>150 ## <text:s text:c="6"/>1 ## <text:s text:c="2"/>3667 | <text:s text:c="5"/>0 | 1465.9 ## 298| <text:s text:c="2"/>0| <text:s text:c="3"/>0| 1786.9 ##</text:p>
        <text:p text:style-name="FreeACS_5f_Code"><text:s text:c="3"/>160 ## <text:s text:c="6"/>1 ## <text:s text:c="2"/>3966 | <text:s text:c="5"/>0 | 1486.3 ## 299| <text:s text:c="2"/>0| <text:s text:c="3"/>0| 1792.9 ##</text:p>
        <text:p text:style-name="FreeACS_5f_Code"><text:s text:c="3"/>170 ## <text:s text:c="6"/>1 ## <text:s text:c="2"/>4260 | <text:s text:c="5"/>0 | 1502.6 ## 294| <text:s text:c="2"/>0| <text:s text:c="3"/>0| 1762.9 ##</text:p>
        <text:p text:style-name="FreeACS_5f_Code"><text:s text:c="3"/>180 ## <text:s text:c="6"/>1 ## <text:s text:c="2"/>4559 | <text:s text:c="5"/>0 | 1518.7 ## 299| <text:s text:c="2"/>0| <text:s text:c="3"/>0| 1792.9 ##</text:p>
        <text:p text:style-name="FreeACS_5f_Code"><text:s text:c="3"/>190 ## <text:s text:c="6"/>2 ## <text:s text:c="2"/>4884 | <text:s text:c="5"/>0 | 1541.4 ## 325| <text:s text:c="2"/>0| <text:s text:c="3"/>0| 1949.0 ##</text:p>
        <text:p text:style-name="FreeACS_5f_Code"><text:s text:c="3"/>200 ## <text:s text:c="6"/>2 ## <text:s text:c="2"/>5305 | <text:s text:c="5"/>0 | 1590.5 ## 421| <text:s text:c="2"/>0| <text:s text:c="3"/>0| 2524.5 ##</text:p>
        <text:p text:style-name="FreeACS_5f_Code"><text:s text:c="3"/>210 ## <text:s text:c="6"/>2 ## <text:s text:c="2"/>5705 | <text:s text:c="5"/>0 | 1629.0 ## 400| <text:s text:c="2"/>0| <text:s text:c="3"/>0| 2398.6 ##</text:p>
        <text:p text:style-name="FreeACS_5f_Code"><text:s text:c="3"/>220 ## <text:s text:c="6"/>2 ## <text:s text:c="2"/>6087 | <text:s text:c="5"/>0 | 1659.1 ## 382| <text:s text:c="2"/>0| <text:s text:c="3"/>0| 2290.9 ##</text:p>
        <text:p text:style-name="FreeACS_5f_Code"><text:s text:c="3"/>230 ## <text:s text:c="6"/>2 ## <text:s text:c="2"/>6453 | <text:s text:c="5"/>0 | 1682.4 ## 366| <text:s text:c="2"/>0| <text:s text:c="3"/>0| 2194.7 ##</text:p>
        <text:p text:style-name="FreeACS_5f_Code"><text:s text:c="3"/>240 ## <text:s text:c="6"/>2 ## <text:s text:c="2"/>6826 | <text:s text:c="5"/>0 | 1705.5 ## 373| <text:s text:c="2"/>0| <text:s text:c="3"/>0| 2236.7 ##</text:p>
        <text:p text:style-name="FreeACS_5f_Code"><text:s text:c="3"/>250 ## <text:s text:c="6"/>2 ## <text:s text:c="2"/>7179 | <text:s text:c="5"/>0 | 1721.9 ## 353| <text:s text:c="2"/>0| <text:s text:c="3"/>0| 2116.7 ##</text:p>
        <text:p text:style-name="FreeACS_5f_Code"><text:s text:c="3"/>260 ## <text:s text:c="6"/>2 ## <text:s text:c="2"/>7536 | <text:s text:c="5"/>0 | 1738.0 ## 357| <text:s text:c="2"/>0| <text:s text:c="3"/>0| 2140.7 ##</text:p>
        <text:p text:style-name="FreeACS_5f_Code"><text:s text:c="3"/>270 ## <text:s text:c="6"/>2 ## <text:s text:c="2"/>7884 | <text:s text:c="5"/>0 | 1750.9 ## 348| <text:s text:c="2"/>0| <text:s text:c="3"/>0| 2086.1 ##</text:p>
        <text:p text:style-name="FreeACS_5f_Code"><text:s text:c="3"/>280 ## <text:s text:c="6"/>2 ## <text:s text:c="2"/>8223 | <text:s text:c="5"/>0 | 1761.0 ## 339| <text:s text:c="2"/>0| <text:s text:c="3"/>0| 2032.0 ##</text:p>
        <text:p text:style-name="FreeACS_5f_Code"><text:s text:c="3"/>290 ## <text:s text:c="6"/>2 ## <text:s text:c="2"/>8718 | <text:s text:c="5"/>0 | 1802.6 ## 495| <text:s text:c="2"/>0| <text:s text:c="3"/>0| 2968.2 ##</text:p>
        <text:p text:style-name="FreeACS_5f_Code"><text:s text:c="3"/>300 ## <text:s text:c="6"/>2 ## <text:s text:c="2"/>9215 | <text:s text:c="5"/>0 | 1841.9 ## 497| <text:s text:c="2"/>0| <text:s text:c="3"/>0| 2980.2 ##</text:p>
        <text:p text:style-name="FreeACS_5f_Code"><text:s text:c="3"/>310 ## <text:s text:c="6"/>2 ## <text:s text:c="2"/>9674 | <text:s text:c="5"/>0 | 1871.2 ## 459| <text:s text:c="2"/>0| <text:s text:c="3"/>0| 2752.6 ##</text:p>
        <text:p text:style-name="FreeACS_5f_Code"><text:s text:c="3"/>320 ## <text:s text:c="6"/>2 ## <text:s/>10103 | <text:s text:c="5"/>0 | 1893.1 ## 429| <text:s text:c="2"/>0| <text:s text:c="3"/>0| 2572.5 ##</text:p>
        <text:p text:style-name="FreeACS_5f_Code"><text:s text:c="3"/>330 ## <text:s text:c="6"/>2 ## <text:s/>10550 | <text:s text:c="5"/>0 | 1917.0 ## 447| <text:s text:c="2"/>0| <text:s text:c="3"/>0| 2680.4 ##</text:p>
        <text:p text:style-name="FreeACS_5f_Code"><text:s text:c="3"/>340 ## <text:s text:c="6"/>2 ## <text:s/>10978 | <text:s text:c="5"/>0 | 1936.1 ## 428| <text:s text:c="2"/>0| <text:s text:c="3"/>0| 2566.5 ##</text:p>
        <text:p text:style-name="FreeACS_5f_Code"><text:s text:c="3"/>350 ## <text:s text:c="6"/>2 ## <text:s/>11367 | <text:s text:c="5"/>0 | 1947.4 ## 389| <text:s text:c="2"/>0| <text:s text:c="3"/>0| 2332.8 ##</text:p>
        <text:p text:style-name="FreeACS_5f_Code"><text:s text:c="3"/>360 ## <text:s text:c="6"/>2 ## <text:s/>11753 | <text:s text:c="5"/>0 | 1957.6 ## 386| <text:s text:c="2"/>0| <text:s text:c="3"/>0| 2314.6 ##</text:p>
        <text:p text:style-name="FreeACS_5f_Code"><text:s text:c="3"/>370 ## <text:s text:c="6"/>3 ## <text:s/>12154 | <text:s text:c="5"/>0 | 1969.7 ## 401| <text:s text:c="2"/>0| <text:s text:c="3"/>0| 2404.6 ##</text:p>
        <text:p text:style-name="FreeACS_5f_Code"><text:s text:c="3"/>380 ## <text:s text:c="6"/>3 ## <text:s/>12647 | <text:s text:c="5"/>0 | 1995.7 ## 493| <text:s text:c="2"/>0| <text:s text:c="3"/>0| 2955.0 ##</text:p>
        <text:p text:style-name="FreeACS_5f_Code"><text:s text:c="3"/>390 ## <text:s text:c="6"/>3 ## <text:s/>13134 | <text:s text:c="5"/>0 | 2019.4 ## 487| <text:s text:c="2"/>0| <text:s text:c="3"/>0| 2920.5 ##</text:p>
        <text:p text:style-name="FreeACS_5f_Code"><text:s text:c="3"/>400 ## <text:s text:c="6"/>3 ## <text:s/>13617 | <text:s text:c="5"/>0 | 2041.3 ## 483| <text:s text:c="2"/>0| <text:s text:c="3"/>0| 2896.3 ##</text:p>
        <text:p text:style-name="FreeACS_5f_Code"><text:s text:c="3"/>410 ## <text:s text:c="6"/>3 ## <text:s/>14099 | <text:s text:c="5"/>0 | 2062.0 ## 482| <text:s text:c="2"/>0| <text:s text:c="3"/>0| 2889.1 ##</text:p>
        <text:p text:style-name="FreeACS_5f_Code"><text:s text:c="3"/>420 ## <text:s text:c="6"/>3 ## <text:s/>14552 | <text:s text:c="5"/>0 | 2077.5 ## 453| <text:s text:c="2"/>0| <text:s text:c="3"/>0| 2715.0 ##</text:p>
        <text:p text:style-name="FreeACS_5f_Code"><text:s text:c="3"/>430 ## <text:s text:c="6"/>3 ## <text:s/>15067 | <text:s text:c="5"/>0 | 2101.0 ## 515| <text:s text:c="2"/>0| <text:s text:c="3"/>0| 3088.5 ##</text:p>
        <text:p text:style-name="FreeACS_5f_Code"><text:s text:c="3"/>440 ## <text:s text:c="6"/>3 ## <text:s/>15671 | <text:s text:c="5"/>0 | 2135.6 ## 604| <text:s text:c="2"/>0| <text:s text:c="3"/>0| 3622.2 ##</text:p>
        <text:p text:style-name="FreeACS_5f_Code"><text:s text:c="3"/>450 ## <text:s text:c="6"/>3 ## <text:s/>16229 | <text:s text:c="5"/>0 | 2162.5 ## 558| <text:s text:c="2"/>0| <text:s text:c="3"/>0| 3346.0 ##</text:p>
        <text:p text:style-name="FreeACS_5f_Code"><text:s text:c="3"/>460 ## <text:s text:c="6"/>3 ## <text:s/>16783 | <text:s text:c="5"/>0 | 2187.7 ## 554| <text:s text:c="2"/>0| <text:s text:c="3"/>0| 3322.0 ##</text:p>
        <text:p text:style-name="FreeACS_5f_Code"><text:s text:c="3"/>470 ## <text:s text:c="6"/>3 ## <text:s/>17351 | <text:s text:c="5"/>0 | 2213.6 ## 568| <text:s text:c="2"/>0| <text:s text:c="3"/>0| 3406.0 ##</text:p>
        <text:p text:style-name="FreeACS_5f_Code"><text:s text:c="3"/>480 ## <text:s text:c="6"/>3 ## <text:s/>17889 | <text:s text:c="5"/>0 | 2234.7 ## 538| <text:s text:c="2"/>0| <text:s text:c="3"/>0| 3226.4 ##</text:p>
        <text:p text:style-name="FreeACS_5f_Code"><text:s text:c="3"/>490 ## <text:s text:c="6"/>3 ## <text:s/>18413 | <text:s text:c="5"/>0 | 2253.2 ## 524| <text:s text:c="2"/>0| <text:s text:c="3"/>0| 3142.1 ##</text:p>
        <text:p text:style-name="FreeACS_5f_Code"><text:soft-page-break/><text:s text:c="3"/>500 ## <text:s text:c="6"/>3 ## <text:s/>18942 | <text:s text:c="5"/>0 | 2271.6 ## 529| <text:s text:c="2"/>0| <text:s text:c="3"/>0| 3172.1 ##</text:p>
        <text:p text:style-name="FreeACS_5f_Code"><text:s text:c="3"/>510 ## <text:s text:c="6"/>3 ## <text:s/>19450 | <text:s text:c="5"/>0 | 2286.8 ## 508| <text:s text:c="2"/>0| <text:s text:c="3"/>0| 3046.2 ##</text:p>
        <text:p text:style-name="FreeACS_5f_Code"><text:s text:c="3"/>520 ## <text:s text:c="6"/>3 ## <text:s/>19960 | <text:s text:c="5"/>0 | 2301.6 ## 510| <text:s text:c="2"/>0| <text:s text:c="3"/>0| 3058.5 ##</text:p>
        <text:p text:style-name="FreeACS_5f_Code"><text:s text:c="3"/>530 ## <text:s text:c="6"/>3 ## <text:s/>20455 | <text:s text:c="5"/>0 | 2314.2 ## 495| <text:s text:c="2"/>0| <text:s text:c="3"/>0| 2967.0 ##</text:p>
        <text:p text:style-name="FreeACS_5f_Code"><text:s text:c="3"/>540 ## <text:s text:c="6"/>3 ## <text:s/>20947 | <text:s text:c="5"/>0 | 2326.0 ## 492| <text:s text:c="2"/>0| <text:s text:c="3"/>0| 2950.2 ##</text:p>
        <text:p text:style-name="FreeACS_5f_Code"><text:s text:c="3"/>550 ## <text:s text:c="6"/>4 ## <text:s/>21444 | <text:s text:c="5"/>0 | 2337.9 ## 497| <text:s text:c="2"/>0| <text:s text:c="3"/>0| 2980.2 ##</text:p>
        <text:p text:style-name="FreeACS_5f_Code"><text:s text:c="3"/>560 ## <text:s text:c="6"/>4 ## <text:s/>22011 | <text:s text:c="5"/>0 | 2356.8 ## 567| <text:s text:c="2"/>0| <text:s text:c="3"/>0| 3398.6 ##</text:p>
        <text:p text:style-name="FreeACS_5f_Code"><text:s text:c="3"/>570 ## <text:s text:c="6"/>4 ## <text:s/>22584 | <text:s text:c="5"/>0 | 2375.7 ## 573| <text:s text:c="2"/>0| <text:s text:c="3"/>0| 3434.9 ##</text:p>
        <text:p text:style-name="FreeACS_5f_Code"><text:s text:c="3"/>580 ## <text:s text:c="6"/>4 ## <text:s/>23244 | <text:s text:c="5"/>0 | 2403.0 ## 660| <text:s text:c="2"/>0| <text:s text:c="3"/>0| 3957.6 ##</text:p>
        <text:p text:style-name="FreeACS_5f_Code"><text:s text:c="3"/>590 ## <text:s text:c="6"/>4 ## <text:s/>23929 | <text:s text:c="5"/>0 | 2431.9 ## 685| <text:s text:c="2"/>0| <text:s text:c="3"/>0| 4107.5 ##</text:p>
        <text:p text:style-name="FreeACS_5f_Code"><text:s text:c="3"/>600 ## <text:s text:c="6"/>4 ## <text:s/>24595 | <text:s text:c="5"/>0 | 2457.9 ## 666| <text:s text:c="2"/>0| <text:s text:c="3"/>0| 3993.6 ##</text:p>
        <text:p text:style-name="FreeACS_5f_Code"><text:s text:c="3"/>610 ## <text:s text:c="6"/>4 ## <text:s/>25251 | <text:s text:c="5"/>0 | 2482.1 ## 656| <text:s text:c="2"/>0| <text:s text:c="3"/>0| 3934.0 ##</text:p>
        <text:p text:style-name="FreeACS_5f_Code"><text:s text:c="3"/>620 ## <text:s text:c="6"/>4 ## <text:s/>25879 | <text:s text:c="5"/>0 | 2502.8 ## 628| <text:s text:c="2"/>0| <text:s text:c="3"/>0| 3765.7 ##</text:p>
        <text:p text:style-name="FreeACS_5f_Code"><text:s text:c="3"/>630 ## <text:s text:c="6"/>4 ## <text:s/>26491 | <text:s text:c="5"/>0 | 2521.3 ## 612| <text:s text:c="2"/>0| <text:s text:c="3"/>0| 3669.8 ##</text:p>
        <text:p text:style-name="FreeACS_5f_Code"><text:s text:c="3"/>640 ## <text:s text:c="6"/>4 ## <text:s/>27115 | <text:s text:c="5"/>0 | 2540.4 ## 624| <text:s text:c="2"/>0| <text:s text:c="3"/>0| 3741.8 ##</text:p>
        <text:p text:style-name="FreeACS_5f_Code"><text:s text:c="3"/>650 ## <text:s text:c="6"/>4 ## <text:s/>27748 | <text:s text:c="5"/>0 | 2559.7 ## 633| <text:s text:c="2"/>0| <text:s text:c="3"/>0| 3796.1 ##</text:p>
        <text:p text:style-name="FreeACS_5f_Code"><text:s text:c="3"/>660 ## <text:s text:c="6"/>4 ## <text:s/>28377 | <text:s text:c="5"/>0 | 2578.1 ## 629| <text:s text:c="2"/>0| <text:s text:c="3"/>0| 3771.7 ##</text:p>
        <text:p text:style-name="FreeACS_5f_Code"><text:s text:c="3"/>670 ## <text:s text:c="6"/>4 ## <text:s/>28992 | <text:s text:c="5"/>0 | 2594.7 ## 615| <text:s text:c="2"/>0| <text:s text:c="3"/>0| 3687.8 ##</text:p>
        <text:p text:style-name="FreeACS_5f_Code"><text:s text:c="3"/>680 ## <text:s text:c="6"/>4 ## <text:s/>29604 | <text:s text:c="5"/>0 | 2610.5 ## 612| <text:s text:c="2"/>0| <text:s text:c="3"/>0| 3669.8 ##</text:p>
        <text:p text:style-name="FreeACS_5f_Code"><text:s text:c="3"/>690 ## <text:s text:c="6"/>4 ## <text:s/>30201 | <text:s text:c="5"/>0 | 2624.5 ## 597| <text:s text:c="2"/>0| <text:s text:c="3"/>0| 3579.9 ##</text:p>
        <text:p text:style-name="FreeACS_5f_Code"><text:s text:c="3"/>700 ## <text:s text:c="6"/>4 ## <text:s/>30774 | <text:s text:c="5"/>0 | 2636.1 ## 573| <text:s text:c="2"/>0| <text:s text:c="3"/>0| 3434.9 ##</text:p>
        <text:p text:style-name="FreeACS_5f_Code"><text:s text:c="3"/>710 ## <text:s text:c="6"/>4 ## <text:s/>31357 | <text:s text:c="5"/>0 | 2648.2 ## 583| <text:s text:c="2"/>0| <text:s text:c="3"/>0| 3494.5 ##</text:p>
        <text:p text:style-name="FreeACS_5f_Code"><text:s text:c="3"/>720 ## <text:s text:c="6"/>4 ## <text:s/>31947 | <text:s text:c="5"/>0 | 2660.5 ## 590| <text:s text:c="2"/>0| <text:s text:c="3"/>0| 3537.9 ##</text:p>
        <text:p text:style-name="FreeACS_5f_Code"><text:s text:c="3"/>730 ## <text:s text:c="6"/>4 ## <text:s/>32647 | <text:s text:c="5"/>0 | 2681.6 ## 700| <text:s text:c="2"/>0| <text:s text:c="3"/>0| 4197.5 ##</text:p>
        <text:p text:style-name="FreeACS_5f_Code"><text:s text:c="3"/>740 ## <text:s text:c="6"/>5 ## <text:s/>33370 | <text:s text:c="5"/>0 | 2703.9 ## 723| <text:s text:c="2"/>0| <text:s text:c="3"/>0| 4335.8 ##</text:p>
        <text:p text:style-name="FreeACS_5f_Code"><text:s text:c="3"/>750 ## <text:s text:c="6"/>5 ## <text:s/>34092 | <text:s text:c="5"/>0 | 2725.6 ## 722| <text:s text:c="2"/>0| <text:s text:c="3"/>0| 4329.4 ##</text:p>
        <text:p text:style-name="FreeACS_5f_Code"><text:s text:c="3"/>760 ## <text:s text:c="6"/>5 ## <text:s/>34793 | <text:s text:c="5"/>0 | 2745.1 ## 701| <text:s text:c="2"/>0| <text:s text:c="3"/>0| 4203.5 ##</text:p>
        <text:p text:style-name="FreeACS_5f_Code"><text:s text:c="3"/>770 ## <text:s text:c="6"/>5 ## <text:s/>35481 | <text:s text:c="5"/>0 | 2763.0 ## 688| <text:s text:c="2"/>0| <text:s text:c="3"/>0| 4125.5 ##</text:p>
        <text:p text:style-name="FreeACS_5f_Code"><text:s text:c="3"/>780 ## <text:s text:c="6"/>5 ## <text:s/>36184 | <text:s text:c="5"/>0 | 2781.6 ## 703| <text:s text:c="2"/>0| <text:s text:c="3"/>0| 4215.9 ##</text:p>
        <text:p text:style-name="FreeACS_5f_Code"><text:s text:c="3"/>791 ## <text:s text:c="6"/>5 ## <text:s/>36889 | <text:s text:c="5"/>0 | 2799.9 ## 705| <text:s text:c="2"/>0| <text:s text:c="3"/>0| 4227.5 ##</text:p>
        <text:p text:style-name="FreeACS_5f_Code"><text:s text:c="3"/>801 ## <text:s text:c="6"/>5 ## <text:s/>37594 | <text:s text:c="5"/>0 | 2817.8 ## 705| <text:s text:c="2"/>0| <text:s text:c="3"/>0| 4227.5 ##</text:p>
        <text:p text:style-name="FreeACS_5f_Code"><text:s text:c="3"/>811 ## <text:s text:c="6"/>5 ## <text:s/>38233 | <text:s text:c="5"/>0 | 2830.3 ## 639| <text:s text:c="2"/>0| <text:s text:c="3"/>0| 3831.7 ##</text:p>
        <text:p text:style-name="FreeACS_5f_Code"><text:s text:c="3"/>821 ## <text:s text:c="6"/>5 ## <text:s/>38933 | <text:s text:c="5"/>0 | 2847.0 ## 700| <text:s text:c="2"/>0| <text:s text:c="3"/>0| 4197.9 ##</text:p>
        <text:p text:style-name="FreeACS_5f_Code"><text:s text:c="3"/>831 ## <text:s text:c="6"/>5 ## <text:s/>39623 | <text:s text:c="5"/>0 | 2862.5 ## 690| <text:s text:c="2"/>0| <text:s text:c="3"/>0| 4137.5 ##</text:p>
        <text:p text:style-name="FreeACS_5f_Code"><text:s text:c="3"/>841 ## <text:s text:c="6"/>5 ## <text:s/>40278 | <text:s text:c="5"/>0 | 2875.2 ## 655| <text:s text:c="2"/>0| <text:s text:c="3"/>0| 3926.1 ##</text:p>
        <text:p text:style-name="FreeACS_5f_Code"><text:s text:c="3"/>851 ## <text:s text:c="6"/>5 ## <text:s/>40960 | <text:s text:c="5"/>0 | 2889.4 ## 682| <text:s text:c="2"/>0| <text:s text:c="3"/>0| 4087.9 ##</text:p>
        <text:p text:style-name="FreeACS_5f_Code"><text:s text:c="3"/>861 ## <text:s text:c="6"/>5 ## <text:s/>41629 | <text:s text:c="5"/>0 | 2902.5 ## 669| <text:s text:c="2"/>0| <text:s text:c="3"/>0| 4010.4 ##</text:p>
        <text:p text:style-name="FreeACS_5f_Code"><text:s text:c="3"/>871 ## <text:s text:c="6"/>5 ## <text:s/>42328 | <text:s text:c="5"/>0 | 2917.3 ## 699| <text:s text:c="2"/>0| <text:s text:c="3"/>0| 4191.5 ##</text:p>
        <text:p text:style-name="FreeACS_5f_Code"><text:s text:c="3"/>881 ## <text:s text:c="6"/>5 ## <text:s/>43058 | <text:s text:c="5"/>0 | 2933.9 ## 730| <text:s text:c="2"/>0| <text:s text:c="3"/>0| 4377.4 ##</text:p>
        <text:p text:style-name="FreeACS_5f_Code"><text:s text:c="3"/>891 ## <text:s text:c="6"/>5 ## <text:s/>43766 | <text:s text:c="5"/>0 | 2948.6 ## 708| <text:s text:c="2"/>0| <text:s text:c="3"/>0| 4245.5 ##</text:p>
        <text:p text:style-name="FreeACS_5f_Code"><text:s text:c="3"/>901 ## <text:s text:c="6"/>5 ## <text:s/>44483 | <text:s text:c="5"/>0 | 2963.6 ## 717| <text:s text:c="2"/>0| <text:s text:c="3"/>0| 4299.4 ##</text:p>
        <text:p text:style-name="FreeACS_5f_Code"><text:s text:c="3"/>911 ## <text:s text:c="6"/>5 ## <text:s/>45178 | <text:s text:c="5"/>0 | 2976.9 ## 695| <text:s text:c="2"/>0| <text:s text:c="3"/>0| 4167.9 ##</text:p>
        <text:p text:style-name="FreeACS_5f_Code"><text:s text:c="3"/>921 ## <text:s text:c="6"/>6 ## <text:s/>45888 | <text:s text:c="5"/>0 | 2990.8 ## 710| <text:s text:c="2"/>0| <text:s text:c="3"/>0| 4257.4 ##</text:p>
        <text:p text:style-name="FreeACS_5f_Code"><text:s text:c="3"/>931 ## <text:s text:c="6"/>6 ## <text:s/>46632 | <text:s text:c="5"/>0 | 3006.6 ## 744| <text:s text:c="2"/>0| <text:s text:c="3"/>0| 4461.3 ##</text:p>
        <text:p text:style-name="FreeACS_5f_Code"><text:s text:c="3"/>941 ## <text:s text:c="6"/>6 ## <text:s/>47375 | <text:s text:c="5"/>0 | 3022.0 ## 743| <text:s text:c="2"/>0| <text:s text:c="3"/>0| 4454.0 ##</text:p>
        <text:p text:style-name="FreeACS_5f_Code"><text:s text:c="3"/>951 ## <text:s text:c="6"/>6 ## <text:s/>48068 | <text:s text:c="5"/>0 | 3033.9 ## 693| <text:s text:c="2"/>0| <text:s text:c="3"/>0| 4155.5 ##</text:p>
        <text:p text:style-name="FreeACS_5f_Code"><text:s text:c="3"/>961 ## <text:s text:c="6"/>6 ## <text:s/>48792 | <text:s text:c="5"/>0 | 3047.5 ## 724| <text:s text:c="2"/>0| <text:s text:c="3"/>0| 4341.4 ##</text:p>
        <text:p text:style-name="FreeACS_5f_Code"><text:s text:c="3"/>971 ## <text:s text:c="6"/>6 ## <text:s/>49504 | <text:s text:c="5"/>0 | 3060.1 ## 712| <text:s text:c="2"/>0| <text:s text:c="3"/>0| 4269.4 ##</text:p>
        <text:p text:style-name="FreeACS_5f_Code"><text:s text:c="3"/>981 ## <text:s text:c="6"/>6 ## <text:s/>50127 | <text:s text:c="5"/>0 | 3067.0 ## 623| <text:s text:c="2"/>0| <text:s text:c="3"/>0| 3735.8 ##</text:p>
        <text:p text:style-name="FreeACS_5f_Code"><text:s text:c="3"/>991 ## <text:s text:c="6"/>6 ## <text:s/>50804 | <text:s text:c="5"/>0 | 3077.1 ## 677| <text:s text:c="2"/>0| <text:s text:c="3"/>0| 4060.0 ##</text:p>
        <text:p text:style-name="FreeACS_5f_Code"><text:s text:c="2"/>1001 ## <text:s text:c="6"/>6 ## <text:s/>51513 | <text:s text:c="5"/>0 | 3088.8 ## 709| <text:s text:c="2"/>0| <text:s text:c="3"/>0| 4249.8 ##</text:p>
        <text:p text:style-name="FreeACS_5f_Code"><text:s text:c="2"/>1011 ## <text:s text:c="6"/>6 ## <text:s/>52215 | <text:s text:c="5"/>0 | 3099.9 ## 702| <text:s text:c="2"/>0| <text:s text:c="3"/>0| 4207.8 ##</text:p>
        <text:p text:style-name="FreeACS_5f_Code"><text:s text:c="2"/>1021 ## <text:s text:c="6"/>6 ## <text:s/>52961 | <text:s text:c="5"/>0 | 3113.3 ## 746| <text:s text:c="2"/>0| <text:s text:c="3"/>0| 4473.3 ##</text:p>
        <text:p text:style-name="FreeACS_5f_Code"><text:s text:c="2"/>1031 ## <text:s text:c="6"/>6 ## <text:s/>53725 | <text:s text:c="5"/>0 | 3127.6 ## 764| <text:s text:c="2"/>0| <text:s text:c="3"/>0| 4581.7 ##</text:p>
        <text:p text:style-name="FreeACS_5f_Code"><text:s text:c="2"/>1041 ## <text:s text:c="6"/>6 ## <text:s/>54485 | <text:s text:c="5"/>0 | 3141.3 ## 760| <text:s text:c="2"/>0| <text:s text:c="3"/>0| 4557.3 ##</text:p>
        <text:p text:style-name="FreeACS_5f_Code"><text:s text:c="2"/>1051 ## <text:s text:c="6"/>6 ## <text:s/>55235 | <text:s text:c="5"/>0 | 3154.2 ## 750| <text:s text:c="2"/>0| <text:s text:c="3"/>0| 4497.3 ##</text:p>
        <text:p text:style-name="FreeACS_5f_Code"><text:s text:c="2"/>1061 ## <text:s text:c="6"/>6 ## <text:s/>55984 | <text:s text:c="5"/>0 | 3166.9 ## 749| <text:s text:c="2"/>0| <text:s text:c="3"/>0| 4491.3 ##</text:p>
        <text:p text:style-name="FreeACS_5f_Code"><text:s text:c="2"/>1071 ## <text:s text:c="6"/>6 ## <text:s/>56726 | <text:s text:c="5"/>0 | 3178.9 ## 742| <text:s text:c="2"/>0| <text:s text:c="3"/>0| 4449.3 ##</text:p>
        <text:p text:style-name="FreeACS_5f_Code"><text:s text:c="2"/>1081 ## <text:s text:c="6"/>6 ## <text:s/>57472 | <text:s text:c="5"/>0 | 3190.8 ## 746| <text:s text:c="2"/>0| <text:s text:c="3"/>0| 4473.8 ##</text:p>
        <text:p text:style-name="FreeACS_5f_Code"><text:s text:c="2"/>1091 ## <text:s text:c="6"/>6 ## <text:s/>58195 | <text:s text:c="5"/>0 | 3201.3 ## 723| <text:s text:c="2"/>0| <text:s text:c="3"/>0| 4335.4 ##</text:p>
        <text:p text:style-name="FreeACS_5f_Code"><text:s text:c="2"/>1101 ## <text:s text:c="6"/>7 ## <text:s/>58933 | <text:s text:c="5"/>0 | 3212.5 ## 738| <text:s text:c="2"/>0| <text:s text:c="3"/>0| 4424.9 ##</text:p>
        <text:p text:style-name="FreeACS_5f_Code"><text:s text:c="2"/>1111 ## <text:s text:c="6"/>7 ## <text:s/>59685 | <text:s text:c="5"/>0 | 3224.1 ## 752| <text:s text:c="2"/>0| <text:s text:c="3"/>0| 4507.9 ##</text:p>
        <text:p text:style-name="FreeACS_5f_Code"><text:s text:c="2"/>1121 ## <text:s text:c="6"/>7 ## <text:s/>60430 | <text:s text:c="5"/>0 | 3235.2 ## 745| <text:s text:c="2"/>0| <text:s text:c="3"/>0| 4467.8 ##</text:p>
        <text:p text:style-name="FreeACS_5f_Code"><text:s text:c="2"/>1131 ## <text:s text:c="6"/>7 ## <text:s/>61166 | <text:s text:c="5"/>0 | 3245.7 ## 736| <text:s text:c="2"/>0| <text:s text:c="3"/>0| 4413.4 ##</text:p>
        <text:p text:style-name="FreeACS_5f_Code"><text:s text:c="2"/>1141 ## <text:s text:c="6"/>7 ## <text:s/>61897 | <text:s text:c="5"/>0 | 3255.6 ## 731| <text:s text:c="2"/>0| <text:s text:c="3"/>0| 4381.6 ##</text:p>
        <text:p text:style-name="FreeACS_5f_Code"><text:s text:c="2"/>1151 ## <text:s text:c="6"/>7 ## <text:s/>62639 | <text:s text:c="5"/>0 | 3266.0 ## 742| <text:s text:c="2"/>0| <text:s text:c="3"/>0| 4447.6 ##</text:p>
        <text:p text:style-name="FreeACS_5f_Code"><text:s text:c="2"/>1161 ## <text:s text:c="6"/>7 ## <text:s/>63358 | <text:s text:c="5"/>0 | 3275.0 ## 719| <text:s text:c="2"/>0| <text:s text:c="3"/>0| 4311.8 ##</text:p>
        <text:p text:style-name="FreeACS_5f_Code"><text:s text:c="2"/>1171 ## <text:s text:c="6"/>7 ## <text:s/>64132 | <text:s text:c="5"/>0 | 3286.7 ## 774| <text:s text:c="2"/>0| <text:s text:c="3"/>0| 4641.2 ##</text:p>
        <text:p text:style-name="FreeACS_5f_Code"><text:s text:c="2"/>1181 ## <text:s text:c="6"/>7 ## <text:s/>64901 | <text:s text:c="5"/>0 | 3297.9 ## 769| <text:s text:c="2"/>0| <text:s text:c="3"/>0| 4611.2 ##</text:p>
        <text:p text:style-name="FreeACS_5f_Code"><text:s text:c="2"/>1191 ## <text:s text:c="6"/>7 ## <text:s/>65675 | <text:s text:c="5"/>0 | 3309.2 ## 774| <text:s text:c="2"/>0| <text:s text:c="3"/>0| 4641.2 ##</text:p>
        <text:p text:style-name="FreeACS_5f_Code"><text:s text:c="2"/>1201 ## <text:s text:c="6"/>7 ## <text:s/>66450 | <text:s text:c="5"/>0 | 3320.4 ## 775| <text:s text:c="2"/>0| <text:s text:c="3"/>0| 4647.2 ##</text:p>
        <text:p text:style-name="FreeACS_5f_Code"><text:s text:c="2"/>1211 ## <text:s text:c="6"/>7 ## <text:s/>67193 | <text:s text:c="5"/>0 | 3329.7 ## 743| <text:s text:c="2"/>0| <text:s text:c="3"/>0| 4455.3 ##</text:p>
        <text:p text:style-name="FreeACS_5f_Code"><text:s text:c="2"/>1221 ## <text:s text:c="6"/>7 ## <text:s/>67929 | <text:s text:c="5"/>0 | 3338.6 ## 736| <text:s text:c="2"/>0| <text:s text:c="3"/>0| 4413.8 ##</text:p>
        <text:p text:style-name="FreeACS_5f_Code"><text:s text:c="2"/>1231 ## <text:s text:c="6"/>7 ## <text:s/>68663 | <text:s text:c="5"/>0 | 3347.3 ## 734| <text:s text:c="2"/>0| <text:s text:c="3"/>0| 4401.4 ##</text:p>
        <text:p text:style-name="FreeACS_5f_Code"><text:s text:c="2"/>1241 ## <text:s text:c="6"/>7 ## <text:s/>69428 | <text:s text:c="5"/>0 | 3357.3 ## 765| <text:s text:c="2"/>0| <text:s text:c="3"/>0| 4587.2 ##</text:p>
        <text:p text:style-name="FreeACS_5f_Code"><text:soft-page-break/><text:s text:c="2"/>1251 ## <text:s text:c="6"/>7 ## <text:s/>70188 | <text:s text:c="5"/>0 | 3366.9 ## 760| <text:s text:c="2"/>0| <text:s text:c="3"/>0| 4557.3 ##</text:p>
        <text:p text:style-name="FreeACS_5f_Code"><text:s text:c="2"/>1261 ## <text:s text:c="6"/>7 ## <text:s/>70943 | <text:s text:c="5"/>0 | 3376.1 ## 755| <text:s text:c="2"/>0| <text:s text:c="3"/>0| 4525.9 ##</text:p>
        <text:p text:style-name="FreeACS_5f_Code"><text:s text:c="2"/>1271 ## <text:s text:c="6"/>7 ## <text:s/>71690 | <text:s text:c="5"/>0 | 3384.7 ## 747| <text:s text:c="2"/>0| <text:s text:c="3"/>0| 4479.3 ##</text:p>
        <text:p text:style-name="FreeACS_5f_Code"><text:s text:c="2"/>1281 ## <text:s text:c="6"/>8 ## <text:s/>72440 | <text:s text:c="5"/>0 | 3393.4 ## 750| <text:s text:c="2"/>0| <text:s text:c="3"/>0| 4497.3 ##</text:p>
        <text:p text:style-name="FreeACS_5f_Code"><text:s text:c="2"/>1291 ## <text:s text:c="6"/>8 ## <text:s/>73218 | <text:s text:c="5"/>0 | 3403.3 ## 778| <text:s text:c="2"/>0| <text:s text:c="3"/>0| 4663.8 ##</text:p>
        <text:p text:style-name="FreeACS_5f_Code"><text:s text:c="2"/>1301 ## <text:s text:c="6"/>8 ## <text:s/>73925 | <text:s text:c="5"/>0 | 3409.7 ## 707| <text:s text:c="2"/>0| <text:s text:c="3"/>0| 4237.8 ##</text:p>
        <text:p text:style-name="FreeACS_5f_Code"><text:s text:c="2"/>1311 ## <text:s text:c="6"/>8 ## <text:s/>74669 | <text:s text:c="5"/>0 | 3417.7 ## 744| <text:s text:c="2"/>0| <text:s text:c="3"/>0| 4461.3 ##</text:p>
        <text:p text:style-name="FreeACS_5f_Code"><text:s text:c="2"/>1321 ## <text:s text:c="6"/>8 ## <text:s/>75333 | <text:s text:c="5"/>0 | 3422.0 ## 664| <text:s text:c="2"/>0| <text:s text:c="3"/>0| 3981.6 ##</text:p>
        <text:p text:style-name="FreeACS_5f_Code"><text:s text:c="2"/>1331 ## <text:s text:c="6"/>8 ## <text:s/>76130 | <text:s text:c="5"/>0 | 3432.2 ## 797| <text:s text:c="2"/>0| <text:s text:c="3"/>0| 4778.2 ##</text:p>
        <text:p text:style-name="FreeACS_5f_Code"><text:s text:c="2"/>1341 ## <text:s text:c="6"/>8 ## <text:s/>76924 | <text:s text:c="5"/>0 | 3442.1 ## 794| <text:s text:c="2"/>0| <text:s text:c="3"/>0| 4760.7 ##</text:p>
        <text:p text:style-name="FreeACS_5f_Code"><text:s text:c="2"/>1351 ## <text:s text:c="6"/>8 ## <text:s/>77698 | <text:s text:c="5"/>0 | 3451.0 ## 774| <text:s text:c="2"/>0| <text:s text:c="3"/>0| 4641.2 ##</text:p>
        <text:p text:style-name="FreeACS_5f_Code"><text:s text:c="2"/>1361 ## <text:s text:c="6"/>8 ## <text:s/>78494 | <text:s text:c="5"/>0 | 3460.7 ## 796| <text:s text:c="2"/>0| <text:s text:c="3"/>0| 4773.1 ##</text:p>
        <text:p text:style-name="FreeACS_5f_Code"><text:s text:c="2"/>1371 ## <text:s text:c="6"/>8 ## <text:s/>79268 | <text:s text:c="5"/>0 | 3469.3 ## 774| <text:s text:c="2"/>0| <text:s text:c="3"/>0| 4641.2 ##</text:p>
        <text:p text:style-name="FreeACS_5f_Code"><text:s text:c="2"/>1381 ## <text:s text:c="6"/>8 ## <text:s/>80045 | <text:s text:c="5"/>0 | 3478.0 ## 777| <text:s text:c="2"/>0| <text:s text:c="3"/>0| 4659.7 ##</text:p>
        <text:p text:style-name="FreeACS_5f_Code"><text:s text:c="2"/>1391 ## <text:s text:c="6"/>8 ## <text:s/>80838 | <text:s text:c="5"/>0 | 3487.2 ## 793| <text:s text:c="2"/>0| <text:s text:c="3"/>0| 4755.1 ##</text:p>
        <text:p text:style-name="FreeACS_5f_Code"><text:s text:c="2"/>1401 ## <text:s text:c="6"/>8 ## <text:s/>81616 | <text:s text:c="5"/>0 | 3495.6 ## 778| <text:s text:c="2"/>0| <text:s text:c="3"/>0| 4665.2 ##</text:p>
        <text:p text:style-name="FreeACS_5f_Code"><text:s text:c="2"/>1411 ## <text:s text:c="6"/>8 ## <text:s/>82381 | <text:s text:c="5"/>0 | 3503.3 ## 765| <text:s text:c="2"/>0| <text:s text:c="3"/>0| 4587.2 ##</text:p>
        <text:p text:style-name="FreeACS_5f_Code"><text:s text:c="2"/>1421 ## <text:s text:c="6"/>8 ## <text:s/>83155 | <text:s text:c="5"/>0 | 3511.3 ## 774| <text:s text:c="2"/>0| <text:s text:c="3"/>0| 4641.2 ##</text:p>
        <text:p text:style-name="FreeACS_5f_Code"><text:s text:c="2"/>1431 ## <text:s text:c="6"/>8 ## <text:s/>83923 | <text:s text:c="5"/>0 | 3519.0 ## 768| <text:s text:c="2"/>0| <text:s text:c="3"/>0| 4603.9 ##</text:p>
        <text:p text:style-name="FreeACS_5f_Code"><text:s text:c="2"/>1441 ## <text:s text:c="6"/>8 ## <text:s/>84680 | <text:s text:c="5"/>0 | 3526.0 ## 757| <text:s text:c="2"/>0| <text:s text:c="3"/>0| 4537.5 ##</text:p>
        <text:p text:style-name="FreeACS_5f_Code"><text:s text:c="2"/>1451 ## <text:s text:c="6"/>8 ## <text:s/>85447 | <text:s text:c="5"/>0 | 3533.4 ## 767| <text:s text:c="2"/>0| <text:s text:c="3"/>0| 4599.2 ##</text:p>
        <text:p text:style-name="FreeACS_5f_Code"><text:s text:c="2"/>1461 ## <text:s text:c="6"/>9 ## <text:s/>86236 | <text:s text:c="5"/>0 | 3541.6 ## 789| <text:s text:c="2"/>0| <text:s text:c="3"/>0| 4731.6 ##</text:p>
        <text:p text:style-name="FreeACS_5f_Code"><text:s text:c="2"/>1471 ## <text:s text:c="6"/>9 ## <text:s/>87029 | <text:s text:c="5"/>0 | 3549.9 ## 793| <text:s text:c="2"/>0| <text:s text:c="3"/>0| 4755.1 ##</text:p>
        <text:p text:style-name="FreeACS_5f_Code"><text:s text:c="2"/>1481 ## <text:s text:c="6"/>9 ## <text:s/>87732 | <text:s text:c="5"/>0 | 3554.4 ## 703| <text:s text:c="2"/>0| <text:s text:c="3"/>0| 4215.5 ##</text:p>
        <text:p text:style-name="FreeACS_5f_Code"><text:s text:c="2"/>1491 ## <text:s text:c="6"/>9 ## <text:s/>88495 | <text:s text:c="5"/>0 | 3561.3 ## 763| <text:s text:c="2"/>0| <text:s text:c="3"/>0| 4575.3 ##</text:p>
        <text:p text:style-name="FreeACS_5f_Code"><text:s text:c="2"/>1501 ## <text:s text:c="6"/>9 ## <text:s/>89296 | <text:s text:c="5"/>0 | 3569.5 ## 801| <text:s text:c="2"/>0| <text:s text:c="3"/>0| 4803.1 ##</text:p>
        <text:p text:style-name="FreeACS_5f_Code"><text:s text:c="2"/>1511 ## <text:s text:c="6"/>9 ## <text:s/>90070 | <text:s text:c="5"/>0 | 3576.6 ## 774| <text:s text:c="2"/>0| <text:s text:c="3"/>0| 4641.7 ##</text:p>
        <text:p text:style-name="FreeACS_5f_Code"><text:s text:c="2"/>1521 ## <text:s text:c="6"/>9 ## <text:s/>90829 | <text:s text:c="5"/>0 | 3583.0 ## 759| <text:s text:c="2"/>0| <text:s text:c="3"/>0| 4551.3 ##</text:p>
        <text:p text:style-name="FreeACS_5f_Code"><text:s text:c="2"/>1531 ## <text:s text:c="6"/>9 ## <text:s/>91609 | <text:s text:c="5"/>0 | 3590.2 ## 780| <text:s text:c="2"/>0| <text:s text:c="3"/>0| 4677.2 ##</text:p>
        <text:p text:style-name="FreeACS_5f_Code"><text:s text:c="2"/>1541 ## <text:s text:c="6"/>9 ## <text:s/>92383 | <text:s text:c="5"/>0 | 3597.0 ## 774| <text:s text:c="2"/>0| <text:s text:c="3"/>0| 4641.2 ##</text:p>
        <text:p text:style-name="FreeACS_5f_Code"><text:s text:c="2"/>1551 ## <text:s text:c="6"/>9 ## <text:s/>93109 | <text:s text:c="5"/>0 | 3601.9 ## 726| <text:s text:c="2"/>0| <text:s text:c="3"/>0| 4353.8 ##</text:p>
        <text:p text:style-name="FreeACS_5f_Code"><text:s text:c="2"/>1561 ## <text:s text:c="6"/>9 ## <text:s/>93887 | <text:s text:c="5"/>0 | 3608.7 ## 778| <text:s text:c="2"/>0| <text:s text:c="3"/>0| 4665.2 ##</text:p>
        <text:p text:style-name="FreeACS_5f_Code"><text:s text:c="2"/>1571 ## <text:s text:c="6"/>9 ## <text:s/>94684 | <text:s text:c="5"/>0 | 3616.2 ## 797| <text:s text:c="2"/>0| <text:s text:c="3"/>0| 4779.1 ##</text:p>
        <text:p text:style-name="FreeACS_5f_Code"><text:s text:c="2"/>1581 ## <text:s text:c="6"/>9 ## <text:s/>95461 | <text:s text:c="5"/>0 | 3622.8 ## 777| <text:s text:c="2"/>0| <text:s text:c="3"/>0| 4657.3 ##</text:p>
        <text:p text:style-name="FreeACS_5f_Code"><text:s text:c="2"/>1591 ## <text:s text:c="6"/>9 ## <text:s/>96236 | <text:s text:c="5"/>0 | 3629.2 ## 775| <text:s text:c="2"/>0| <text:s text:c="3"/>0| 4645.8 ##</text:p>
        <text:p text:style-name="FreeACS_5f_Code"><text:s text:c="2"/>1601 ## <text:s text:c="6"/>9 ## <text:s/>97027 | <text:s text:c="5"/>0 | 3636.2 ## 791| <text:s text:c="2"/>0| <text:s text:c="3"/>0| 4743.2 ##</text:p>
        <text:p text:style-name="FreeACS_5f_Code"><text:s text:c="2"/>1611 ## <text:s text:c="6"/>9 ## <text:s/>97828 | <text:s text:c="5"/>0 | 3643.4 ## 801| <text:s text:c="2"/>0| <text:s text:c="3"/>0| 4803.1 ##</text:p>
        <text:p text:style-name="FreeACS_5f_Code"><text:s text:c="2"/>1621 ## <text:s text:c="6"/>9 ## <text:s/>98623 | <text:s text:c="5"/>0 | 3650.3 ## 795| <text:s text:c="2"/>0| <text:s text:c="3"/>0| 4767.1 ##</text:p>
        <text:p text:style-name="FreeACS_5f_Code"><text:s text:c="2"/>1631 ## <text:s text:c="6"/>9 ## <text:s/>99426 | <text:s text:c="5"/>0 | 3657.5 ## 803| <text:s text:c="2"/>0| <text:s text:c="3"/>0| 4815.1 ##</text:p>
        <text:p text:style-name="FreeACS_5f_Code"><text:s text:c="2"/>1641 ## <text:s text:c="5"/>10 ## 100231 | <text:s text:c="5"/>0 | 3664.6 ## 805| <text:s text:c="2"/>0| <text:s text:c="3"/>0| 4827.6 ##</text:p>
        <text:p text:style-name="FreeACS_5f_Code"><text:s text:c="2"/>1651 ## <text:s text:c="5"/>10 ## 101019 | <text:s text:c="5"/>0 | 3671.0 ## 788| <text:s text:c="2"/>0| <text:s text:c="3"/>0| 4725.2 ##</text:p>
        <text:p text:style-name="FreeACS_5f_Code"><text:s text:c="2"/>1661 ## <text:s text:c="5"/>10 ## 101809 | <text:s text:c="5"/>0 | 3677.5 ## 790| <text:s text:c="2"/>0| <text:s text:c="3"/>0| 4737.2 ##</text:p>
        <text:p text:style-name="FreeACS_5f_Code"><text:s text:c="2"/>1671 ## <text:s text:c="5"/>10 ## 102606 | <text:s text:c="5"/>0 | 3684.1 ## 797| <text:s text:c="2"/>0| <text:s text:c="3"/>0| 4779.6 ##</text:p>
        <text:p text:style-name="FreeACS_5f_Code"><text:s text:c="2"/>1681 ## <text:s text:c="5"/>10 ## 103355 | <text:s text:c="5"/>0 | 3688.9 ## 749| <text:s text:c="2"/>0| <text:s text:c="3"/>0| 4491.3 ##</text:p>
        <text:p text:style-name="FreeACS_5f_Code"><text:s text:c="2"/>1691 ## <text:s text:c="5"/>10 ## 104087 | <text:s text:c="5"/>0 | 3693.0 ## 732| <text:s text:c="2"/>0| <text:s text:c="3"/>0| 4389.4 ##</text:p>
        <text:p text:style-name="FreeACS_5f_Code"><text:s text:c="2"/>1701 ## <text:s text:c="5"/>10 ## 104810 | <text:s text:c="5"/>0 | 3696.8 ## 723| <text:s text:c="2"/>0| <text:s text:c="3"/>0| 4335.4 ##</text:p>
        <text:p text:style-name="FreeACS_5f_Code"><text:s text:c="2"/>1711 ## <text:s text:c="5"/>10 ## 105417 | <text:s text:c="5"/>0 | 3696.5 ## 607| <text:s text:c="2"/>0| <text:s text:c="3"/>0| 3639.8 ##</text:p>
        <text:p text:style-name="FreeACS_5f_Code"><text:s text:c="2"/>1721 ## <text:s text:c="5"/>10 ## 106198 | <text:s text:c="5"/>0 | 3702.2 ## 781| <text:s text:c="2"/>0| <text:s text:c="3"/>0| 4681.8 ##</text:p>
        <text:p text:style-name="FreeACS_5f_Code"><text:s text:c="2"/>1731 ## <text:s text:c="5"/>10 ## 106964 | <text:s text:c="5"/>0 | 3707.3 ## 766| <text:s text:c="2"/>0| <text:s text:c="3"/>0| 4591.4 ##</text:p>
        <text:p text:style-name="FreeACS_5f_Code"><text:s text:c="2"/>1741 ## <text:s text:c="5"/>10 ## 107729 | <text:s text:c="5"/>0 | 3712.4 ## 765| <text:s text:c="2"/>0| <text:s text:c="3"/>0| 4585.4 ##</text:p>
        <text:p text:style-name="FreeACS_5f_Code"><text:s text:c="2"/>1751 ## <text:s text:c="5"/>10 ## 108514 | <text:s text:c="5"/>0 | 3718.1 ## 785| <text:s text:c="2"/>0| <text:s text:c="3"/>0| 4707.2 ##</text:p>
        <text:p text:style-name="FreeACS_5f_Code"><text:s text:c="2"/>1761 ## <text:s text:c="5"/>10 ## 109306 | <text:s text:c="5"/>0 | 3723.9 ## 792| <text:s text:c="2"/>0| <text:s text:c="3"/>0| 4749.6 ##</text:p>
        <text:p text:style-name="FreeACS_5f_Code"><text:s text:c="2"/>1771 ## <text:s text:c="5"/>10 ## 110117 | <text:s text:c="5"/>0 | 3730.4 ## 811| <text:s text:c="2"/>0| <text:s text:c="3"/>0| 4863.1 ##</text:p>
        <text:p text:style-name="FreeACS_5f_Code"><text:s text:c="2"/>1781 ## <text:s text:c="5"/>10 ## 110918 | <text:s text:c="5"/>0 | 3736.4 ## 801| <text:s text:c="2"/>0| <text:s text:c="3"/>0| 4803.1 ##</text:p>
        <text:p text:style-name="FreeACS_5f_Code"><text:s text:c="2"/>1791 ## <text:s text:c="5"/>10 ## 111707 | <text:s text:c="5"/>0 | 3741.9 ## 789| <text:s text:c="2"/>0| <text:s text:c="3"/>0| 4731.2 ##</text:p>
        <text:p text:style-name="FreeACS_5f_Code"><text:s text:c="2"/>1801 ## <text:s text:c="5"/>10 ## 112509 | <text:s text:c="5"/>0 | 3747.9 ## 802| <text:s text:c="2"/>0| <text:s text:c="3"/>0| 4809.6 ##</text:p>
        <text:p text:style-name="FreeACS_5f_Code"><text:s text:c="2"/>1811 ## <text:s text:c="5"/>10 ## 113282 | <text:s text:c="5"/>0 | 3752.8 ## 773| <text:s text:c="2"/>0| <text:s text:c="3"/>0| 4635.2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Verdana" svg:font-family="Verdana"/>
    <style:font-face style:name="Courier New" svg:font-family="'Courier New'" style:font-family-generic="modern"/>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ffffff" draw:end-color="#3366ff" draw:start-intensity="100%" draw:end-intensity="100%" draw:angle="2700" draw:border="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nb" fo:country="NO"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text-align="start" style:justify-single-word="false" fo:orphans="2" fo:widows="2" fo:hyphenation-ladder-count="no-limit" style:page-number="auto" fo:background-color="transparent" style:shadow="none" style:writing-mode="lr-tb">
        <style:background-image/>
      </style:paragraph-properties>
      <style:text-properties style:use-window-font-color="true" style:font-name="Liberation Sans"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1665in" fo:margin-bottom="0.0835in" style:page-number="auto" fo:background-color="#dddddd" fo:keep-with-next="always">
        <style:background-image/>
      </style:paragraph-properties>
      <style:text-properties style:font-name="Liberation Sans1" fo:font-size="10pt" fo:font-weight="bold"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0799in" fo:margin-bottom="0.0598in" fo:background-color="transparent" style:shadow="none">
        <style:background-image/>
      </style:paragraph-properties>
    </style:style>
    <style:style style:name="List" style:family="paragraph" style:parent-style-name="Text_20_body" style:class="list">
      <style:paragraph-properties fo:margin-top="0in" fo:margin-bottom="0in" fo:background-color="transparent">
        <style:background-image/>
      </style:paragraph-properties>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master-page-name="">
      <style:paragraph-properties fo:margin-left="0.5in" fo:margin-right="0in" fo:margin-top="0.1665in" fo:margin-bottom="0.0417in" fo:text-indent="-0.5in" style:auto-text-indent="false" style:page-number="auto" fo:break-before="page" fo:background-color="#dddddd" style:shadow="none" fo:keep-with-next="always">
        <style:tab-stop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75in" fo:margin-right="0in" fo:margin-top="0.1665in" fo:margin-bottom="0.0417in" fo:text-indent="-0.75in" style:auto-text-indent="false" style:page-number="auto" fo:background-color="#dddddd" style:shadow="none" fo:keep-with-next="always">
        <style:tab-stops/>
        <style:background-image/>
      </style:paragraph-propertie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1in" fo:margin-right="0in" fo:margin-top="0.1665in" fo:margin-bottom="0.0417in" fo:text-indent="-1in" style:auto-text-indent="false" style:page-number="auto" fo:background-color="#dddddd"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1.25in" fo:margin-right="0in" fo:margin-top="0.1665in" fo:margin-bottom="0.0417in" fo:text-indent="-1.25in" style:auto-text-indent="false" style:page-number="auto" fo:background-color="#dddddd" style:shadow="none" fo:keep-with-next="always">
        <style:tab-stops/>
        <style:background-image/>
      </style:paragraph-properties>
      <style:text-properties style:font-name="Liberation Sans1" fo:font-size="12pt" fo:font-weight="bold" style:font-size-asian="14pt" style:font-weight-asian="bold" style:font-size-complex="14pt" style:font-weight-complex="bold"/>
    </style:style>
    <style:style style:name="Heading_20_5" style:display-name="Heading 5" style:family="paragraph" style:parent-style-name="Heading" style:next-style-name="Standard" style:default-outline-level="5" style:class="text" style:master-page-name="">
      <style:paragraph-properties fo:margin-left="1.5in" fo:margin-right="0in" fo:margin-top="0.1665in" fo:margin-bottom="0.0417in" fo:text-indent="-1.5in" style:auto-text-indent="false" style:page-number="auto" fo:background-color="transparent">
        <style:tab-stops/>
        <style:background-image/>
      </style:paragraph-properties>
      <style:text-properties fo:font-size="12pt" fo:font-style="italic"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Standard" style:default-outline-level="6" style:class="text" style:master-page-name="">
      <style:paragraph-properties fo:margin-left="1.75in" fo:margin-right="0in" fo:margin-top="0.1665in" fo:margin-bottom="0.0417in" fo:text-indent="-1.75in" style:auto-text-indent="false" style:page-number="auto" fo:background-color="transparent" style:shadow="none">
        <style:tab-stops/>
        <style:background-image/>
      </style:paragraph-properties>
      <style:text-properties style:font-name="Liberation Sans2" fo:font-size="11pt" fo:font-style="italic" fo:font-weight="normal" style:font-size-asian="11pt" style:font-weight-asian="bold" style:font-size-complex="11pt" style:font-weight-complex="bold"/>
    </style:style>
    <style:style style:name="Heading_20_7" style:display-name="Heading 7" style:family="paragraph" style:parent-style-name="Heading" style:next-style-name="Standard" style:default-outline-level="7" style:class="text" style:master-page-name="">
      <style:paragraph-properties fo:margin-left="2in" fo:margin-right="0in" fo:margin-top="0.1665in" fo:margin-bottom="0.0417in" fo:text-indent="-2in" style:auto-text-indent="false" style:page-number="auto" fo:background-color="transparent">
        <style:tab-stops/>
        <style:background-image/>
      </style:paragraph-properties>
      <style:text-properties style:font-name="Liberation Sans2" fo:font-size="10pt" fo:font-style="italic" fo:font-weight="normal" style:font-size-asian="12pt" style:font-size-complex="12pt"/>
    </style:style>
    <style:style style:name="Heading_20_8" style:display-name="Heading 8" style:family="paragraph" style:parent-style-name="Heading" style:next-style-name="Standard" style:default-outline-level="8" style:class="text">
      <style:paragraph-properties fo:margin-left="2.25in" fo:margin-right="0in" fo:margin-top="0.1665in" fo:margin-bottom="0.0417in" fo:text-indent="-2.25in" style:auto-text-indent="false" fo:background-color="transparent" style:shadow="none">
        <style:tab-stops/>
        <style:background-image/>
      </style:paragraph-properties>
      <style:text-properties style:font-name="Liberation Sans2" fo:font-size="10pt" fo:font-style="italic" fo:font-weight="normal" style:font-size-asian="12pt" style:font-style-asian="italic" style:font-size-complex="12pt" style:font-style-complex="italic"/>
    </style:style>
    <style:style style:name="Heading_20_9" style:display-name="Heading 9" style:family="paragraph" style:parent-style-name="Heading" style:next-style-name="Standard" style:default-outline-level="9" style:class="text" style:master-page-name="">
      <style:paragraph-properties fo:margin-left="2.5in" fo:margin-right="0in" fo:margin-top="0.1665in" fo:margin-bottom="0.0417in" fo:text-indent="-2.5in" style:auto-text-indent="false" style:page-number="auto" fo:background-color="transparent" style:shadow="none">
        <style:tab-stops/>
        <style:background-image/>
      </style:paragraph-properties>
      <style:text-properties style:font-name="Liberation Sans2" fo:font-size="10pt" fo:font-style="italic" fo:font-weight="normal" style:font-size-asian="11pt" style:font-name-complex="Arial" style:font-size-complex="11pt"/>
    </style:style>
    <style:style style:name="Header" style:family="paragraph" style:parent-style-name="Standard" style:class="extra" style:master-page-name="">
      <style:paragraph-properties fo:margin-top="0in" fo:margin-bottom="0in" style:page-number="auto" fo:background-color="transparent" fo:padding="0in" fo:border-left="none" fo:border-right="none" fo:border-top="none" fo:border-bottom="0.0008in solid #000000" style:shadow="none">
        <style:tab-stops>
          <style:tab-stop style:position="6.7701in" style:type="right"/>
        </style:tab-stops>
        <style:background-image/>
      </style:paragraph-properties>
    </style:style>
    <style:style style:name="Footer" style:family="paragraph" style:parent-style-name="Standard" style:class="extra" style:master-page-name="">
      <style:paragraph-properties fo:text-align="center" style:justify-single-word="false" style:page-number="auto" fo:background-color="transparent" fo:padding="0in" fo:border-left="none" fo:border-right="none" fo:border-top="0.0008in solid #000000" fo:border-bottom="none" style:shadow="none">
        <style:tab-stops/>
        <style:background-image/>
      </style:paragraph-properties>
    </style:style>
    <style:style style:name="Title" style:family="paragraph" style:parent-style-name="Standard" style:next-style-name="Subtitle" style:class="chapter">
      <style:paragraph-properties fo:margin-top="0.1665in" fo:margin-bottom="0.0417in" fo:text-align="center" style:justify-single-word="false" fo:background-color="transparent">
        <style:background-image/>
      </style:paragraph-properties>
      <style:text-properties fo:color="#07275c" style:font-name="Liberation Sans1"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eeACS_5f_UnderTitle" style:display-name="FreeACS_UnderTitle"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style>
    <style:style style:name="Table_20_Contents" style:display-name="Table Contents" style:family="paragraph" style:parent-style-name="Text_20_body" style:class="extra" style:master-page-name="">
      <style:paragraph-properties fo:margin-top="0in" fo:margin-bottom="0in" fo:orphans="0" fo:widows="0" fo:hyphenation-ladder-count="no-limit" style:page-number="auto" fo:background-color="transparent" style:shadow="none" text:number-lines="false" text:line-number="0">
        <style:tab-stops/>
        <style:background-image/>
      </style:paragraph-properties>
      <style:text-properties style:font-name="Liberation Sans" fo:font-size="10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fo:background-color="transparent">
        <style:background-image/>
      </style:paragraph-properties>
      <style:text-properties fo:font-style="normal" fo:font-weight="bold" style:font-style-asian="italic" style:font-weight-asian="normal" style:font-style-complex="italic" style:font-weight-complex="bold"/>
    </style:style>
    <style:style style:name="FreeACS_5f_Code" style:display-name="FreeACS_Code" style:family="paragraph" style:parent-style-name="Standard" style:master-page-name="">
      <style:paragraph-properties fo:margin-left="0.5in" fo:margin-right="0in" fo:margin-top="0in" fo:margin-bottom="0in" fo:text-indent="0in" style:auto-text-indent="false" style:page-number="auto" fo:background-color="#ffff99" fo:padding-left="0.0555in" fo:padding-right="0.0555in" fo:padding-top="0.0138in" fo:padding-bottom="0.0138in" fo:border="0.0071in solid #333333" style:shadow="none" style:text-autospace="none">
        <style:background-image/>
      </style:paragraph-properties>
      <style:text-properties style:font-name="Liberation Mono" fo:font-size="8pt" fo:language="en" fo:country="US" style:font-size-asian="8pt" style:font-name-complex="Courier New"/>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8.461in" style:type="right" style:leader-style="dotted" style:leader-text="."/>
        </style:tab-stops>
      </style:paragraph-properties>
    </style:style>
    <style:style style:name="Footnote" style:family="paragraph" style:parent-style-name="Standard" style:class="extra" style:master-page-name="">
      <style:paragraph-properties fo:margin-top="0in" fo:margin-bottom="0.1665in" style:page-number="auto" fo:background-color="transparent">
        <style:background-image/>
      </style:paragraph-properties>
      <style:text-properties style:font-name="Arial" fo:font-size="8pt"/>
    </style:style>
    <style:style style:name="Frame_20_contents" style:display-name="Frame contents" style:family="paragraph" style:parent-style-name="Text_20_body" style:class="extra"/>
    <style:style style:name="Heading_20_10" style:display-name="Heading 10" style:family="paragraph" style:parent-style-name="Heading" style:next-style-name="Standard" style:default-outline-level="10" style:class="text" style:master-page-name="">
      <style:paragraph-properties fo:margin-left="2.75in" fo:margin-right="0in" fo:text-indent="-2.75in" style:auto-text-indent="false" style:page-number="auto" fo:background-color="#dddddd" style:shadow="none">
        <style:tab-stops/>
        <style:background-image/>
      </style:paragraph-properties>
      <style:text-properties fo:font-size="10pt" fo:font-style="italic" fo:font-weight="normal" style:font-size-asian="75%" style:font-weight-asian="bold" style:font-size-complex="75%"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fo:background-color="transparent">
        <style:background-image/>
      </style:paragraph-properties>
    </style:style>
    <style:style style:name="List_20_1" style:display-name="List 1" style:family="paragraph" style:parent-style-name="List" style:class="list">
      <style:paragraph-properties fo:margin-left="0.5in" fo:margin-right="0in" fo:margin-top="0in" fo:margin-bottom="0in" fo:text-indent="-0.25in" style:auto-text-indent="false" fo:background-color="transparent">
        <style:tab-stops/>
        <style:background-image/>
      </style:paragraph-properties>
    </style:style>
    <style:style style:name="Table" style:family="paragraph" style:parent-style-name="Caption" style:class="extra"/>
    <style:style style:name="List_20_2" style:display-name="List 2"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List_20_1_20_Cont." style:display-name="List 1 Cont." style:family="paragraph" style:parent-style-name="List_20_1" style:class="list">
      <style:paragraph-properties fo:background-color="transparent">
        <style:background-image/>
      </style:paragraph-properties>
    </style:style>
    <style:style style:name="List_20_1_20_Start" style:display-name="List 1 Start" style:family="paragraph" style:parent-style-name="List_20_1" style:class="list">
      <style:paragraph-properties fo:margin-top="0.1in" fo:margin-bottom="0in" fo:background-color="transparent">
        <style:background-image/>
      </style:paragraph-properties>
    </style:style>
    <style:style style:name="List_20_1_20_End" style:display-name="List 1 End" style:family="paragraph" style:parent-style-name="List_20_1" style:class="list">
      <style:paragraph-properties fo:margin-top="0in" fo:margin-bottom="0.1in" fo:background-color="transparent">
        <style:background-image/>
      </style:paragraph-properties>
    </style:style>
    <style:style style:name="List_20_2_20_Cont." style:display-name="List 2 Cont." style:family="paragraph" style:parent-style-name="List_20_2" style:class="list">
      <style:paragraph-properties fo:margin-left="0in" fo:margin-right="0in" fo:margin-top="0in" fo:margin-bottom="0in" fo:text-indent="0in" style:auto-text-indent="false" fo:background-color="transparent">
        <style:background-image/>
      </style:paragraph-properties>
    </style:style>
    <style:style style:name="List_20_2_20_End" style:display-name="List 2 End" style:family="paragraph" style:parent-style-name="List_20_2" style:class="list">
      <style:paragraph-properties fo:margin-left="0in" fo:margin-right="0in" fo:margin-top="0in" fo:margin-bottom="0.0799in" fo:text-indent="0in" style:auto-text-indent="false" fo:background-color="transparent">
        <style:background-image/>
      </style:paragraph-properties>
    </style:style>
    <style:style style:name="List_20_2_20_Start" style:display-name="List 2 Start" style:family="paragraph" style:parent-style-name="List_20_2_20_End" style:class="list">
      <style:paragraph-properties fo:margin-left="0in" fo:margin-right="0in" fo:margin-top="0.0799in" fo:margin-bottom="0in" fo:text-indent="0in" style:auto-text-indent="false" fo:background-color="transparent">
        <style:background-image/>
      </style:paragraph-properties>
    </style:style>
    <style:style style:name="Numbering_20_1" style:display-name="Numbering 1" style:family="paragraph" style:parent-style-name="List" style:class="list">
      <style:paragraph-properties fo:margin-left="0.25in" fo:margin-right="0in" fo:margin-top="0in" fo:margin-bottom="0.0598in" fo:text-indent="-0.25in" style:auto-text-indent="false" fo:background-color="transparent">
        <style:background-image/>
      </style:paragraph-properties>
    </style:style>
    <style:style style:name="Page_20_Number" style:display-name="Page Numb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Zeichenformat" style:num-format="1">
        <style:list-level-properties text:list-level-position-and-space-mode="label-alignment">
          <style:list-level-label-alignment text:label-followed-by="listtab" text:list-tab-stop-position="0.7874in" fo:text-indent="-0.7874in" fo:margin-left="0.7874in"/>
        </style:list-level-properties>
      </text:outline-level-style>
      <text:outline-level-style text:level="2" text:style-name="Zeichenformat" style:num-format="1" text:display-levels="2">
        <style:list-level-properties text:list-level-position-and-space-mode="label-alignment">
          <style:list-level-label-alignment text:label-followed-by="listtab" text:list-tab-stop-position="0.7874in" fo:text-indent="-0.7874in" fo:margin-left="0.7874in"/>
        </style:list-level-properties>
      </text:outline-level-style>
      <text:outline-level-style text:level="3" text:style-name="Zeichenformat" style:num-format="1" text:display-levels="3">
        <style:list-level-properties text:list-level-position-and-space-mode="label-alignment">
          <style:list-level-label-alignment text:label-followed-by="listtab" text:list-tab-stop-position="0.7874in" fo:text-indent="-0.7874in" fo:margin-left="0.7874in"/>
        </style:list-level-properties>
      </text:outline-level-style>
      <text:outline-level-style text:level="4" text:style-name="Zeichenformat"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Zeichenformat"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Zeichenformat"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Zeichenformat"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Zeichenformat"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Zeichenformat"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Liberation Sans3"/>
      </text:list-level-style-bullet>
    </text:list-style>
    <text:list-style style:name="List_20_2" style:display-name="List 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style:num-format="">
        <style:list-level-properties text:list-level-position-and-space-mode="label-alignment">
          <style:list-level-label-alignment text:label-followed-by="listtab" text:list-tab-stop-position="0.3543in" fo:text-indent="-0.1181in" fo:margin-left="0.3543in"/>
        </style:list-level-properties>
      </text:list-level-style-number>
      <text:list-level-style-number text:level="4" style:num-format="">
        <style:list-level-properties text:list-level-position-and-space-mode="label-alignment">
          <style:list-level-label-alignment text:label-followed-by="listtab" text:list-tab-stop-position="0.472in" fo:text-indent="-0.1181in" fo:margin-left="0.472in"/>
        </style:list-level-properties>
      </text:list-level-style-number>
      <text:list-level-style-number text:level="5" style:num-format="">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style:num-format="">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style:num-format="">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style:num-format="">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style:num-format="">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style:num-format="">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Heading_20_Numbering" style:display-name="Heading Numbering">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text:list-style style:name="Document_20_References" style:display-name="Document References">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799in" fo:margin-left="0in" fo:margin-right="0in" fo:margin-bottom="0.5in" style:dynamic-spacing="true"/>
      </style:header-style>
      <style:footer-style>
        <style:header-footer-properties fo:min-height="0.5799in" fo:margin-left="0in" fo:margin-right="0in" fo:margin-top="0.5in" style:dynamic-spacing="true"/>
      </style:footer-style>
    </style:page-layout>
    <style:page-layout style:name="Mpm2">
      <style:page-layout-properties fo:page-width="8.2701in" fo:page-height="11.6902in" style:num-format="1" style:print-orientation="portrait" fo:margin-top="3.5in" fo:margin-bottom="1in" fo:margin-left="0.75in" fo:margin-right="0.75in" fo:border="none" fo:padding="0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FreeACS TR-069 Test Client User Manual</text:title><text:tab/>Version <text:user-defined style:data-style-name="N0" text:name="Product Version">1.4.2</text:user-defined></text:p>
      </style:header>
      <style:footer>
        <text:p text:style-name="Footer">Page <text:page-number text:select-page="current">5</text:page-number></text:p>
      </style:footer>
    </style:master-page>
    <style:master-page style:name="First_20_Page" style:display-name="First Page" style:page-layout-name="Mpm2" style:next-style-name="ToC_20_Page"/>
    <style:master-page style:name="ToC_20_Page" style:display-name="ToC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eeACS TR-069 Test Client User Manual</dc:title>
    <meta:initial-creator>Erik Larsen</meta:initial-creator>
    <meta:creation-date>2007-05-22T05:47:00</meta:creation-date>
    <dc:creator>Patrick Fox</dc:creator>
    <dc:date>2015-08-30T20:42:31</dc:date>
    <meta:print-date>2006-01-13T15:56:00</meta:print-date>
    <meta:editing-cycles>30</meta:editing-cycles>
    <meta:editing-duration>P3DT3H12M31S</meta:editing-duration>
    <meta:generator>OpenOffice/4.1.1$Unix OpenOffice.org_project/411m6$Build-9775</meta:generator>
    <meta:document-statistic meta:table-count="4" meta:image-count="0" meta:object-count="0" meta:page-count="13" meta:paragraph-count="360" meta:word-count="5899" meta:character-count="31759"/>
    <meta:user-defined meta:name="Product Version">1.4.2</meta:user-defined>
    <meta:user-defined meta:name="_ReviewCycleID" meta:value-type="float">-1300291204</meta:user-defined>
    <meta:user-defined meta:name="_ReviewingToolsShownOnce"/>
    <meta:user-defined meta:name="_TentativeReviewCycleID" meta:value-type="float">-1300291204</meta:user-defined>
  </office:meta>
</office:document-meta>
</file>